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Heading_20_3">
      <style:text-properties fo:font-variant="normal" fo:text-transform="none" fo:color="#1f2328" loext:opacity="100%" style:font-name="apple-system" fo:font-size="9pt" fo:letter-spacing="normal" fo:font-style="normal" fo:font-weight="normal" style:font-size-asian="9pt" style:font-size-complex="9pt"/>
    </style:style>
    <style:style style:name="P2" style:family="paragraph" style:parent-style-name="Heading_20_3">
      <style:paragraph-properties fo:margin-left="0in" fo:margin-right="0in" fo:line-height="125%" fo:orphans="2" fo:widows="2" fo:text-indent="0in" style:auto-text-indent="false"/>
      <style:text-properties fo:font-variant="normal" fo:text-transform="none" fo:color="#1f2328" loext:opacity="100%" style:font-name="apple-system" fo:font-size="9pt" fo:letter-spacing="normal" fo:font-style="normal" fo:font-weight="normal" style:font-size-asian="9pt" style:font-size-complex="9pt"/>
    </style:style>
    <style:style style:name="P3" style:family="paragraph" style:parent-style-name="Heading_20_4">
      <style:paragraph-properties fo:margin-left="0in" fo:margin-right="0in" fo:line-height="125%" fo:orphans="2" fo:widows="2" fo:text-indent="0in" style:auto-text-indent="false"/>
      <style:text-properties fo:font-variant="normal" fo:text-transform="none" fo:color="#1f2328" loext:opacity="100%" style:font-name="apple-system" fo:font-size="9pt" fo:letter-spacing="normal" fo:font-style="normal" fo:font-weight="normal" style:font-size-asian="9pt" style:font-size-complex="9pt"/>
    </style:style>
    <style:style style:name="P4" style:family="paragraph" style:parent-style-name="Heading_20_5">
      <style:paragraph-properties fo:margin-left="0in" fo:margin-right="0in" fo:line-height="125%" fo:orphans="2" fo:widows="2" fo:text-indent="0in" style:auto-text-indent="false"/>
      <style:text-properties fo:font-variant="normal" fo:text-transform="none" fo:color="#1f2328" loext:opacity="100%" style:font-name="apple-system" fo:font-size="9pt" fo:letter-spacing="normal" fo:font-style="normal" fo:font-weight="normal" style:font-size-asian="9pt" style:font-size-complex="9pt"/>
    </style:style>
    <style:style style:name="P5" style:family="paragraph" style:parent-style-name="Horizontal_20_Line">
      <style:text-properties fo:font-size="9pt" style:font-size-asian="9pt" style:font-size-complex="9pt"/>
    </style:style>
    <style:style style:name="P6"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pt" fo:letter-spacing="normal" fo:font-style="normal" fo:font-weight="normal" style:font-size-asian="9pt" style:font-size-complex="9pt"/>
    </style:style>
    <style:style style:name="P7" style:family="paragraph" style:parent-style-name="Preformatted_20_Text">
      <style:paragraph-properties fo:margin-top="0in" fo:margin-bottom="0in" style:contextual-spacing="false" fo:line-height="145%" fo:orphans="2" fo:widows="2" fo:padding="0in" fo:border="none"/>
      <style:text-properties fo:font-variant="normal" fo:text-transform="none" fo:color="#1f2328" loext:opacity="100%" style:font-name="var fontStack-monospace" fo:font-size="9pt" fo:letter-spacing="normal" fo:font-style="normal" fo:font-weight="normal" style:font-size-asian="9pt" style:font-size-complex="9pt"/>
    </style:style>
    <style:style style:name="P8" style:family="paragraph" style:parent-style-name="Preformatted_20_Text">
      <style:paragraph-properties fo:margin-top="0in" fo:margin-bottom="0in" style:contextual-spacing="false" fo:line-height="145%" fo:orphans="2" fo:widows="2" fo:padding="0in" fo:border="none"/>
      <style:text-properties fo:font-size="9pt" style:font-size-asian="9pt" style:font-size-complex="9pt"/>
    </style:style>
    <style:style style:name="P9"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1f2328" loext:opacity="100%" style:font-name="apple-system" fo:font-size="9pt" fo:letter-spacing="normal" fo:font-style="normal" fo:font-weight="normal" style:font-size-asian="9pt" style:font-size-complex="9pt"/>
    </style:style>
    <style:style style:name="P10" style:family="paragraph" style:parent-style-name="Text_20_body" style:list-style-name="L8">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1" style:family="paragraph" style:parent-style-name="Text_20_body" style:list-style-name="L9">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2" style:family="paragraph" style:parent-style-name="Text_20_body" style:list-style-name="L12">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3" style:family="paragraph" style:parent-style-name="Text_20_body" style:list-style-name="L15">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4" style:family="paragraph" style:parent-style-name="Text_20_body" style:list-style-name="L18">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5" style:family="paragraph" style:parent-style-name="Text_20_body" style:list-style-name="L19">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6" style:family="paragraph" style:parent-style-name="Text_20_body" style:list-style-name="L30">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7" style:family="paragraph" style:parent-style-name="Text_20_body" style:list-style-name="L31">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8" style:family="paragraph" style:parent-style-name="Text_20_body" style:list-style-name="L31">
      <style:paragraph-properties fo:margin-top="0in" fo:margin-bottom="0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19" style:family="paragraph" style:parent-style-name="Text_20_body" style:list-style-name="L35">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20" style:family="paragraph" style:parent-style-name="Text_20_body" style:list-style-name="L36">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21" style:family="paragraph" style:parent-style-name="Text_20_body" style:list-style-name="L38">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22" style:family="paragraph" style:parent-style-name="Text_20_body" style:list-style-name="L39">
      <style:paragraph-properties fo:margin-top="0in" fo:margin-bottom="0.0972in" style:contextual-spacing="false" fo:orphans="2" fo:widows="2"/>
      <style:text-properties fo:font-variant="normal" fo:text-transform="none" fo:color="#1f2328" loext:opacity="100%" style:font-name="apple-system" fo:font-size="9pt" fo:letter-spacing="normal" fo:font-style="normal" fo:font-weight="normal" style:font-size-asian="9pt" style:font-size-complex="9pt"/>
    </style:style>
    <style:style style:name="P23"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1f2328" loext:opacity="100%" fo:font-size="9pt" fo:letter-spacing="normal" style:font-size-asian="9pt" style:font-size-complex="9pt"/>
    </style:style>
    <style:style style:name="P24" style:family="paragraph" style:parent-style-name="Text_20_body">
      <style:paragraph-properties fo:margin-left="0in" fo:margin-right="0in" fo:margin-top="0in" fo:margin-bottom="0.0972in" style:contextual-spacing="false" fo:orphans="2" fo:widows="2" fo:text-indent="0in" style:auto-text-indent="false"/>
    </style:style>
    <style:style style:name="P25" style:family="paragraph" style:parent-style-name="Text_20_body">
      <style:paragraph-properties fo:margin-left="0in" fo:margin-right="0in" fo:margin-top="0in" fo:margin-bottom="0in" style:contextual-spacing="false" fo:orphans="2" fo:widows="2" fo:text-indent="0in" style:auto-text-indent="false"/>
    </style:style>
    <style:style style:name="P26" style:family="paragraph" style:parent-style-name="Text_20_body" style:list-style-name="L1">
      <style:paragraph-properties fo:margin-top="0in" fo:margin-bottom="0.0972in" style:contextual-spacing="false" fo:orphans="2" fo:widows="2"/>
    </style:style>
    <style:style style:name="P27" style:family="paragraph" style:parent-style-name="Text_20_body" style:list-style-name="L2">
      <style:paragraph-properties fo:margin-top="0in" fo:margin-bottom="0.0972in" style:contextual-spacing="false" fo:orphans="2" fo:widows="2"/>
    </style:style>
    <style:style style:name="P28" style:family="paragraph" style:parent-style-name="Text_20_body" style:list-style-name="L3">
      <style:paragraph-properties fo:margin-top="0in" fo:margin-bottom="0.0972in" style:contextual-spacing="false" fo:orphans="2" fo:widows="2"/>
    </style:style>
    <style:style style:name="P29" style:family="paragraph" style:parent-style-name="Text_20_body" style:list-style-name="L4">
      <style:paragraph-properties fo:margin-top="0in" fo:margin-bottom="0.0972in" style:contextual-spacing="false" fo:orphans="2" fo:widows="2"/>
    </style:style>
    <style:style style:name="P30" style:family="paragraph" style:parent-style-name="Text_20_body" style:list-style-name="L5">
      <style:paragraph-properties fo:margin-top="0in" fo:margin-bottom="0.0972in" style:contextual-spacing="false" fo:orphans="2" fo:widows="2"/>
    </style:style>
    <style:style style:name="P31" style:family="paragraph" style:parent-style-name="Text_20_body" style:list-style-name="L6">
      <style:paragraph-properties fo:margin-top="0in" fo:margin-bottom="0in" style:contextual-spacing="false" fo:orphans="2" fo:widows="2"/>
    </style:style>
    <style:style style:name="P32" style:family="paragraph" style:parent-style-name="Text_20_body" style:list-style-name="L6">
      <style:paragraph-properties fo:margin-top="0in" fo:margin-bottom="0.0972in" style:contextual-spacing="false" fo:orphans="2" fo:widows="2"/>
    </style:style>
    <style:style style:name="P33" style:family="paragraph" style:parent-style-name="Text_20_body" style:list-style-name="L7">
      <style:paragraph-properties fo:margin-top="0in" fo:margin-bottom="0.0972in" style:contextual-spacing="false" fo:orphans="2" fo:widows="2"/>
    </style:style>
    <style:style style:name="P34" style:family="paragraph" style:parent-style-name="Text_20_body" style:list-style-name="L9">
      <style:paragraph-properties fo:margin-top="0in" fo:margin-bottom="0.0972in" style:contextual-spacing="false" fo:orphans="2" fo:widows="2"/>
    </style:style>
    <style:style style:name="P35" style:family="paragraph" style:parent-style-name="Text_20_body" style:list-style-name="L10">
      <style:paragraph-properties fo:margin-top="0in" fo:margin-bottom="0.0972in" style:contextual-spacing="false" fo:orphans="2" fo:widows="2"/>
    </style:style>
    <style:style style:name="P36" style:family="paragraph" style:parent-style-name="Text_20_body" style:list-style-name="L11">
      <style:paragraph-properties fo:margin-top="0in" fo:margin-bottom="0.0972in" style:contextual-spacing="false" fo:orphans="2" fo:widows="2"/>
    </style:style>
    <style:style style:name="P37" style:family="paragraph" style:parent-style-name="Text_20_body" style:list-style-name="L13">
      <style:paragraph-properties fo:margin-top="0in" fo:margin-bottom="0.0972in" style:contextual-spacing="false" fo:orphans="2" fo:widows="2"/>
    </style:style>
    <style:style style:name="P38" style:family="paragraph" style:parent-style-name="Text_20_body" style:list-style-name="L14">
      <style:paragraph-properties fo:margin-top="0in" fo:margin-bottom="0.0972in" style:contextual-spacing="false" fo:orphans="2" fo:widows="2"/>
    </style:style>
    <style:style style:name="P39" style:family="paragraph" style:parent-style-name="Text_20_body" style:list-style-name="L15">
      <style:paragraph-properties fo:margin-top="0in" fo:margin-bottom="0.0972in" style:contextual-spacing="false" fo:orphans="2" fo:widows="2"/>
    </style:style>
    <style:style style:name="P40" style:family="paragraph" style:parent-style-name="Text_20_body" style:list-style-name="L16">
      <style:paragraph-properties fo:margin-top="0in" fo:margin-bottom="0.0972in" style:contextual-spacing="false" fo:orphans="2" fo:widows="2"/>
    </style:style>
    <style:style style:name="P41" style:family="paragraph" style:parent-style-name="Text_20_body" style:list-style-name="L17">
      <style:paragraph-properties fo:margin-top="0in" fo:margin-bottom="0.0972in" style:contextual-spacing="false" fo:orphans="2" fo:widows="2"/>
    </style:style>
    <style:style style:name="P42" style:family="paragraph" style:parent-style-name="Text_20_body" style:list-style-name="L20">
      <style:paragraph-properties fo:margin-top="0in" fo:margin-bottom="0.0972in" style:contextual-spacing="false" fo:orphans="2" fo:widows="2"/>
    </style:style>
    <style:style style:name="P43" style:family="paragraph" style:parent-style-name="Text_20_body" style:list-style-name="L21">
      <style:paragraph-properties fo:margin-top="0in" fo:margin-bottom="0.0972in" style:contextual-spacing="false" fo:orphans="2" fo:widows="2"/>
    </style:style>
    <style:style style:name="P44" style:family="paragraph" style:parent-style-name="Text_20_body" style:list-style-name="L22">
      <style:paragraph-properties fo:margin-top="0in" fo:margin-bottom="0.0972in" style:contextual-spacing="false" fo:orphans="2" fo:widows="2"/>
    </style:style>
    <style:style style:name="P45" style:family="paragraph" style:parent-style-name="Text_20_body" style:list-style-name="L23">
      <style:paragraph-properties fo:margin-top="0in" fo:margin-bottom="0.0972in" style:contextual-spacing="false" fo:orphans="2" fo:widows="2"/>
    </style:style>
    <style:style style:name="P46" style:family="paragraph" style:parent-style-name="Text_20_body" style:list-style-name="L24">
      <style:paragraph-properties fo:margin-top="0in" fo:margin-bottom="0.0972in" style:contextual-spacing="false" fo:orphans="2" fo:widows="2"/>
    </style:style>
    <style:style style:name="P47" style:family="paragraph" style:parent-style-name="Text_20_body" style:list-style-name="L25">
      <style:paragraph-properties fo:margin-top="0in" fo:margin-bottom="0.0972in" style:contextual-spacing="false" fo:orphans="2" fo:widows="2"/>
    </style:style>
    <style:style style:name="P48" style:family="paragraph" style:parent-style-name="Text_20_body" style:list-style-name="L26">
      <style:paragraph-properties fo:margin-top="0in" fo:margin-bottom="0.0972in" style:contextual-spacing="false" fo:orphans="2" fo:widows="2"/>
    </style:style>
    <style:style style:name="P49" style:family="paragraph" style:parent-style-name="Text_20_body" style:list-style-name="L27">
      <style:paragraph-properties fo:margin-top="0in" fo:margin-bottom="0.0972in" style:contextual-spacing="false" fo:orphans="2" fo:widows="2"/>
    </style:style>
    <style:style style:name="P50" style:family="paragraph" style:parent-style-name="Text_20_body" style:list-style-name="L28">
      <style:paragraph-properties fo:margin-top="0in" fo:margin-bottom="0.0972in" style:contextual-spacing="false" fo:orphans="2" fo:widows="2"/>
    </style:style>
    <style:style style:name="P51" style:family="paragraph" style:parent-style-name="Text_20_body" style:list-style-name="L29">
      <style:paragraph-properties fo:margin-top="0in" fo:margin-bottom="0.0972in" style:contextual-spacing="false" fo:orphans="2" fo:widows="2"/>
    </style:style>
    <style:style style:name="P52" style:family="paragraph" style:parent-style-name="Text_20_body" style:list-style-name="L31">
      <style:paragraph-properties fo:margin-top="0in" fo:margin-bottom="0.0972in" style:contextual-spacing="false" fo:orphans="2" fo:widows="2"/>
    </style:style>
    <style:style style:name="P53" style:family="paragraph" style:parent-style-name="Text_20_body" style:list-style-name="L32">
      <style:paragraph-properties fo:margin-top="0in" fo:margin-bottom="0.0972in" style:contextual-spacing="false" fo:orphans="2" fo:widows="2"/>
    </style:style>
    <style:style style:name="P54" style:family="paragraph" style:parent-style-name="Text_20_body" style:list-style-name="L33">
      <style:paragraph-properties fo:margin-top="0in" fo:margin-bottom="0.0972in" style:contextual-spacing="false" fo:orphans="2" fo:widows="2"/>
    </style:style>
    <style:style style:name="P55" style:family="paragraph" style:parent-style-name="Text_20_body" style:list-style-name="L34">
      <style:paragraph-properties fo:margin-top="0in" fo:margin-bottom="0.0972in" style:contextual-spacing="false" fo:orphans="2" fo:widows="2"/>
    </style:style>
    <style:style style:name="P56" style:family="paragraph" style:parent-style-name="Text_20_body" style:list-style-name="L37">
      <style:paragraph-properties fo:margin-top="0in" fo:margin-bottom="0.0972in" style:contextual-spacing="false" fo:orphans="2" fo:widows="2"/>
    </style:style>
    <style:style style:name="T1" style:family="text">
      <style:text-properties style:font-name="apple-system" fo:font-style="normal" fo:font-weight="normal"/>
    </style:style>
    <style:style style:name="T2" style:family="text">
      <style:text-properties style:font-name="apple-system" fo:font-size="12pt" fo:font-style="normal" fo:font-weight="normal"/>
    </style:style>
    <style:style style:name="T3" style:family="text">
      <style:text-properties fo:font-variant="normal" fo:text-transform="none" fo:color="#1f2328" loext:opacity="100%" style:font-name="apple-system" fo:font-size="12pt" fo:letter-spacing="normal" fo:font-style="normal" fo:font-weight="normal"/>
    </style:style>
    <style:style style:name="T4" style:family="text">
      <style:text-properties fo:font-variant="normal" fo:text-transform="none" fo:color="#1f2328" loext:opacity="100%" style:font-name="apple-system" fo:letter-spacing="normal" fo:font-style="normal" fo:font-weight="normal"/>
    </style:style>
    <style:style style:name="T5" style:family="text">
      <style:text-properties fo:font-variant="normal" fo:text-transform="none" fo:color="#1f2328" loext:opacity="100%" style:font-name="apple-system" fo:font-size="8pt" fo:letter-spacing="normal" fo:font-style="normal" fo:font-weight="normal" style:font-size-asian="8pt" style:font-size-complex="8pt"/>
    </style:style>
    <style:style style:name="T6" style:family="text">
      <style:text-properties fo:font-variant="normal" fo:text-transform="none" fo:color="#1f2328" loext:opacity="100%" style:font-name="apple-system" fo:font-size="9pt" fo:letter-spacing="normal" fo:font-style="normal" fo:font-weight="normal" style:font-size-asian="9pt" style:font-size-complex="9pt"/>
    </style:style>
    <style:style style:name="T7" style:family="text">
      <style:text-properties fo:font-variant="normal" fo:text-transform="none" fo:color="#1f2328" loext:opacity="100%" style:font-name="var fontStack-monospace" fo:font-size="9.75pt" fo:letter-spacing="normal" fo:font-style="normal" fo:font-weight="normal" loext:padding="0in" loext:border="none"/>
    </style:style>
    <style:style style:name="T8" style:family="text">
      <style:text-properties fo:font-variant="normal" fo:text-transform="none" fo:color="#1f2328" loext:opacity="100%" style:font-name="var fontStack-monospace" fo:letter-spacing="normal" fo:font-style="normal" fo:font-weight="normal" loext:padding="0in" loext:border="none"/>
    </style:style>
    <style:style style:name="T9" style:family="text">
      <style:text-properties fo:font-variant="normal" fo:text-transform="none" fo:color="#1f2328" loext:opacity="100%" style:font-name="var fontStack-monospace" fo:font-size="8pt" fo:letter-spacing="normal" fo:font-style="normal" fo:font-weight="normal" style:font-size-asian="8pt" style:font-size-complex="8pt" loext:padding="0in" loext:border="none"/>
    </style:style>
    <style:style style:name="T10" style:family="text">
      <style:text-properties fo:font-variant="normal" fo:text-transform="none" fo:color="#1f2328" loext:opacity="100%" style:font-name="var fontStack-monospace" fo:font-size="9pt" fo:letter-spacing="normal" fo:font-style="normal" fo:font-weight="normal" style:font-size-asian="9pt" style:font-size-complex="9pt" loext:padding="0in" loext:border="none"/>
    </style:style>
    <style:style style:name="T11" style:family="text">
      <style:text-properties fo:font-variant="normal" fo:text-transform="none" fo:color="#1f2328" loext:opacity="100%" fo:letter-spacing="normal"/>
    </style:style>
    <style:style style:name="T12" style:family="text">
      <style:text-properties fo:font-variant="normal" fo:text-transform="none" fo:color="#1f2328" loext:opacity="100%" fo:font-size="8pt" fo:letter-spacing="normal" style:font-size-asian="8pt" style:font-size-complex="8pt"/>
    </style:style>
    <style:style style:name="T13" style:family="text">
      <style:text-properties fo:font-variant="normal" fo:text-transform="none" fo:color="#1f2328" loext:opacity="100%" fo:font-size="9pt" fo:letter-spacing="normal" style:font-size-asian="9pt" style:font-size-complex="9pt"/>
    </style:style>
    <style:style style:name="T14" style:family="text">
      <style:text-properties fo:font-size="8pt" style:font-size-asian="8pt" style:font-size-complex="8pt"/>
    </style:style>
    <style:style style:name="T15" style:family="text">
      <style:text-properties fo:font-size="9pt" style:font-size-asian="9pt" style:font-size-complex="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free-choice-server" text:anchor-type="page" text:anchor-page-number="1" svg:x="-0.2917in" svg:y="0in" svg:width="0.2917in" draw:z-index="23">
        <draw:text-box fo:min-height="0.2917in">
          <text:p text:style-name="Text_20_body"/>
        </draw:text-box>
      </draw:frame>
      <draw:frame draw:style-name="fr1" draw:name="user-content-setting-up-wordpress" text:anchor-type="page" text:anchor-page-number="1" svg:x="-0.2917in" svg:y="0in" svg:width="0.2917in" draw:z-index="22">
        <draw:text-box fo:min-height="0.2917in">
          <text:p text:style-name="Text_20_body"/>
        </draw:text-box>
      </draw:frame>
      <draw:frame draw:style-name="fr1" draw:name="user-content-setting-up-partitions" text:anchor-type="page" text:anchor-page-number="1" svg:x="-0.2917in" svg:y="0in" svg:width="0.2917in" draw:z-index="21">
        <draw:text-box fo:min-height="0.2917in">
          <text:p text:style-name="Text_20_body"/>
        </draw:text-box>
      </draw:frame>
      <draw:frame draw:style-name="fr1" draw:name="user-content-bonus-part" text:anchor-type="page" text:anchor-page-number="1" svg:x="-0.2917in" svg:y="0in" svg:width="0.2917in" draw:z-index="20">
        <draw:text-box fo:min-height="0.2917in">
          <text:p text:style-name="Text_20_body"/>
        </draw:text-box>
      </draw:frame>
      <draw:frame draw:style-name="fr1" draw:name="user-content-script-monitoring" text:anchor-type="page" text:anchor-page-number="1" svg:x="-0.2917in" svg:y="0in" svg:width="0.2917in" draw:z-index="19">
        <draw:text-box fo:min-height="0.2917in">
          <text:p text:style-name="Text_20_body"/>
        </draw:text-box>
      </draw:frame>
      <draw:frame draw:style-name="fr1" draw:name="user-content-sudo" text:anchor-type="page" text:anchor-page-number="1" svg:x="-0.2917in" svg:y="0in" svg:width="0.2917in" draw:z-index="18">
        <draw:text-box fo:min-height="0.2917in">
          <text:p text:style-name="Text_20_body"/>
        </draw:text-box>
      </draw:frame>
      <draw:frame draw:style-name="fr1" draw:name="user-content-if-you-dont-remember-the-original-hostname" text:anchor-type="page" text:anchor-page-number="1" svg:x="-0.2917in" svg:y="0in" svg:width="0.2917in" draw:z-index="17">
        <draw:text-box fo:min-height="0.2917in">
          <text:p text:style-name="Text_20_body"/>
        </draw:text-box>
      </draw:frame>
      <draw:frame draw:style-name="fr1" draw:name="user-content-steps-to-edit-etchostname-and-etchosts" text:anchor-type="page" text:anchor-page-number="1" svg:x="-0.2917in" svg:y="0in" svg:width="0.2917in" draw:z-index="16">
        <draw:text-box fo:min-height="0.2917in">
          <text:p text:style-name="Text_20_body"/>
        </draw:text-box>
      </draw:frame>
      <draw:frame draw:style-name="fr1" draw:name="user-content-if-you-remember-the-original-hostname" text:anchor-type="page" text:anchor-page-number="1" svg:x="-0.2917in" svg:y="0in" svg:width="0.2917in" draw:z-index="15">
        <draw:text-box fo:min-height="0.2917in">
          <text:p text:style-name="Text_20_body"/>
        </draw:text-box>
      </draw:frame>
      <draw:frame draw:style-name="fr1" draw:name="user-content-hostname-and-partitions" text:anchor-type="page" text:anchor-page-number="1" svg:x="-0.2917in" svg:y="0in" svg:width="0.2917in" draw:z-index="14">
        <draw:text-box fo:min-height="0.2917in">
          <text:p text:style-name="Text_20_body"/>
        </draw:text-box>
      </draw:frame>
      <draw:frame draw:style-name="fr1" draw:name="user-content-partitions-check" text:anchor-type="page" text:anchor-page-number="1" svg:x="-0.2917in" svg:y="0in" svg:width="0.2917in" draw:z-index="13">
        <draw:text-box fo:min-height="0.2917in">
          <text:p text:style-name="Text_20_body"/>
        </draw:text-box>
      </draw:frame>
      <draw:frame draw:style-name="fr1" draw:name="user-content-user-and-usergroup-check" text:anchor-type="page" text:anchor-page-number="1" svg:x="-0.2917in" svg:y="0in" svg:width="0.2917in" draw:z-index="12">
        <draw:text-box fo:min-height="0.2917in">
          <text:p text:style-name="Text_20_body"/>
        </draw:text-box>
      </draw:frame>
      <draw:frame draw:style-name="fr1" draw:name="user-content-operating-system-check" text:anchor-type="page" text:anchor-page-number="1" svg:x="-0.2917in" svg:y="0in" svg:width="0.2917in" draw:z-index="11">
        <draw:text-box fo:min-height="0.2917in">
          <text:p text:style-name="Text_20_body"/>
        </draw:text-box>
      </draw:frame>
      <draw:frame draw:style-name="fr1" draw:name="user-content-ssh-check" text:anchor-type="page" text:anchor-page-number="1" svg:x="-0.2917in" svg:y="0in" svg:width="0.2917in" draw:z-index="10">
        <draw:text-box fo:min-height="0.2917in">
          <text:p text:style-name="Text_20_body"/>
        </draw:text-box>
      </draw:frame>
      <draw:frame draw:style-name="fr1" draw:name="user-content-ufw-check" text:anchor-type="page" text:anchor-page-number="1" svg:x="-0.2917in" svg:y="0in" svg:width="0.2917in" draw:z-index="9">
        <draw:text-box fo:min-height="0.2917in">
          <text:p text:style-name="Text_20_body"/>
        </draw:text-box>
      </draw:frame>
      <draw:frame draw:style-name="fr1" draw:name="user-content-what-apparmor-is" text:anchor-type="page" text:anchor-page-number="1" svg:x="-0.2917in" svg:y="0in" svg:width="0.2917in" draw:z-index="8">
        <draw:text-box fo:min-height="0.2917in">
          <text:p text:style-name="Text_20_body"/>
        </draw:text-box>
      </draw:frame>
      <draw:frame draw:style-name="fr1" draw:name="user-content-the-difference-betwen-aptitude-and-apt" text:anchor-type="page" text:anchor-page-number="1" svg:x="-0.2917in" svg:y="0in" svg:width="0.2917in" draw:z-index="7">
        <draw:text-box fo:min-height="0.2917in">
          <text:p text:style-name="Text_20_body"/>
        </draw:text-box>
      </draw:frame>
      <draw:frame draw:style-name="fr1" draw:name="user-content-if-the-evaluated-student-choose-debian" text:anchor-type="page" text:anchor-page-number="1" svg:x="-0.2917in" svg:y="0in" svg:width="0.2917in" draw:z-index="6">
        <draw:text-box fo:min-height="0.2917in">
          <text:p text:style-name="Text_20_body"/>
        </draw:text-box>
      </draw:frame>
      <draw:frame draw:style-name="fr1" draw:name="user-content-if-the-evaluated-student-choose-centos" text:anchor-type="page" text:anchor-page-number="1" svg:x="-0.2917in" svg:y="0in" svg:width="0.2917in" draw:z-index="5">
        <draw:text-box fo:min-height="0.2917in">
          <text:p text:style-name="Text_20_body"/>
        </draw:text-box>
      </draw:frame>
      <draw:frame draw:style-name="fr1" draw:name="user-content-the-purpose-of-virtual-machines" text:anchor-type="page" text:anchor-page-number="1" svg:x="-0.2917in" svg:y="0in" svg:width="0.2917in" draw:z-index="4">
        <draw:text-box fo:min-height="0.2917in">
          <text:p text:style-name="Text_20_body"/>
        </draw:text-box>
      </draw:frame>
      <draw:frame draw:style-name="fr1" draw:name="user-content-the-basic-difference-between-centos-and-debian" text:anchor-type="page" text:anchor-page-number="1" svg:x="-0.2917in" svg:y="0in" svg:width="0.2917in" draw:z-index="3">
        <draw:text-box fo:min-height="0.2917in">
          <text:p text:style-name="Text_20_body"/>
        </draw:text-box>
      </draw:frame>
      <draw:frame draw:style-name="fr1" draw:name="user-content-their-choice-of-operating-system" text:anchor-type="page" text:anchor-page-number="1" svg:x="-0.2917in" svg:y="0in" svg:width="0.2917in" draw:z-index="2">
        <draw:text-box fo:min-height="0.2917in">
          <text:p text:style-name="Text_20_body"/>
        </draw:text-box>
      </draw:frame>
      <draw:frame draw:style-name="fr1" draw:name="user-content-how-a-virtual-machine-works" text:anchor-type="page" text:anchor-page-number="1" svg:x="-0.2917in" svg:y="0in" svg:width="0.2917in" draw:z-index="1">
        <draw:text-box fo:min-height="0.2917in">
          <text:p text:style-name="Text_20_body"/>
        </draw:text-box>
      </draw:frame>
      <draw:frame draw:style-name="fr1" draw:name="user-content-mandatory-part" text:anchor-type="page" text:anchor-page-number="1" svg:x="-0.2917in" svg:y="0in" svg:width="0.2917in" draw:z-index="0">
        <draw:text-box fo:min-height="0.2917in">
          <text:p text:style-name="Text_20_body"/>
        </draw:text-box>
      </draw:frame>
      <text:h text:style-name="P1" text:outline-level="3">Parte obligatoria</text:h>
      <text:p text:style-name="P9">El estudiante deberá explicar los siguientes puntos:</text:p>
      <text:h text:style-name="P3" text:outline-level="4">Cómo funciona una máquina virtual</text:h>
      <text:p text:style-name="P9">Respuesta</text:p>
      <text:p text:style-name="P9">Una máquina virtual (VM) es una emulación de software de una computadora física que ejecuta un sistema operativo y aplicaciones tal como lo hace una computadora física. Las máquinas virtuales se utilizan comúnmente para una variedad de propósitos, incluidas pruebas de software, consolidación de servidores y ejecución de aplicaciones o sistemas operativos que no son compatibles con el entorno nativo del host. Aquí hay una explicación simplificada de cómo funciona una máquina virtual:</text:p>
      <text:p text:style-name="P24"><text:span text:style-name="Strong_20_Emphasis"><text:span text:style-name="T6">1. Capa de virtualización</text:span></text:span><text:span text:style-name="T6"> En el núcleo de la tecnología de máquinas virtuales se encuentra la capa de virtualización, también conocida como hipervisor. El hipervisor se ubica entre el hardware y las máquinas virtuales y es responsable de administrar las máquinas virtuales. Existen dos tipos principales de hipervisores:</text:span></text:p>
      <text:list xml:id="list2501455765" text:style-name="L1">
        <text:list-item>
          <text:p text:style-name="P26"><text:span text:style-name="Strong_20_Emphasis"><text:span text:style-name="T6">Tipo 1 (Bare Metal)</text:span></text:span><text:span text:style-name="T6"> : este hipervisor se ejecuta directamente en el hardware del host para controlar el hardware y administrar los sistemas operativos invitados. Los ejemplos incluyen VMware ESXi, Microsoft Hyper-V y Xen.</text:span></text:p>
        </text:list-item>
        <text:list-item>
          <text:p text:style-name="P26"><text:span text:style-name="Strong_20_Emphasis"><text:span text:style-name="T6">Tipo 2 (Alojado)</text:span></text:span><text:span text:style-name="T6"> : este hipervisor se ejecuta en un sistema operativo convencional al igual que otros programas informáticos. Los ejemplos incluyen VMware Workstation, Oracle VirtualBox y Parallels.</text:span></text:p>
        </text:list-item>
      </text:list>
      <text:p text:style-name="P24"><text:span text:style-name="Strong_20_Emphasis"><text:span text:style-name="T6">2. Emulación de hardware</text:span></text:span><text:span text:style-name="T6"> El hipervisor emula componentes físicos de hardware para cada VM, como una CPU virtual (vCPU), memoria virtual, discos virtuales e interfaces de red. Esta emulación permite que la VM funcione como si fuera una computadora física separada, aunque comparta el hardware físico subyacente con otras VM y posiblemente con el sistema operativo host.</text:span></text:p>
      <text:p text:style-name="P24"><text:span text:style-name="Strong_20_Emphasis"><text:span text:style-name="T6">3. Asignación de recursos</text:span></text:span><text:span text:style-name="T6"> El hipervisor asigna una parte de los recursos físicos (CPU, memoria, almacenamiento, redes) a cada VM. Estos recursos están aislados de otras máquinas virtuales, lo que garantiza que las operaciones en una máquina virtual no interfieran directamente con otra. El hipervisor gestiona la programación del acceso de las VM a los recursos físicos, garantizando que cada VM obtenga su parte de recursos de acuerdo con las políticas establecidas por el administrador.</text:span></text:p>
      <text:p text:style-name="P24"><text:span text:style-name="Strong_20_Emphasis"><text:span text:style-name="T6">4. Sistema operativo y aplicaciones</text:span></text:span><text:span text:style-name="T6"> Además del hardware virtual, cada VM ejecuta su propio sistema operativo (SO invitado), que es independiente del sistema operativo host. Dentro de este sistema operativo invitado, las aplicaciones se pueden instalar y ejecutar como si estuvieran en una computadora física. El sistema operativo y las aplicaciones invitados no saben que se están ejecutando en hardware virtualizado.</text:span></text:p>
      <text:p text:style-name="P24"><text:span text:style-name="Strong_20_Emphasis"><text:span text:style-name="T6">5. Aislamiento e independencia</text:span></text:span><text:span text:style-name="T6"> Las máquinas virtuales están aisladas entre sí, lo que significa que el software dentro de una máquina virtual no puede acceder directamente a los recursos de otras máquinas virtuales ni a los recursos del sistema host. Este aislamiento es crucial para la seguridad y la estabilidad, ya que evita que un problema en una máquina virtual afecte a otras. También permite que diferentes sistemas operativos y aplicaciones se ejecuten simultáneamente en la misma máquina física sin interferencias.</text:span></text:p>
      <text:p text:style-name="P24"><text:span text:style-name="Strong_20_Emphasis"><text:span text:style-name="T6">6. Instantánea y clonación</text:span></text:span><text:span text:style-name="T6"> La tecnología de virtualización permite potentes funciones de administración, como tomar instantáneas (guardar el estado completo de una máquina virtual en un momento determinado) y clonar (crear una copia de una máquina virtual). Estas funciones facilitan la copia de seguridad, la recuperación y la duplicación de máquinas virtuales con fines de prueba e implementación.</text:span></text:p>
      <text:p text:style-name="P24"><text:span text:style-name="Strong_20_Emphasis"><text:span text:style-name="T6">7. Conectividad de red</text:span></text:span><text:span text:style-name="T6"> Las máquinas virtuales se pueden configurar para acceder a redes externas, comunicarse con otras máquinas virtuales en el mismo host o aislarse completamente de la red. El hipervisor proporciona interfaces de red virtuales y puede simular topologías de red complejas, lo que resulta particularmente útil para probar configuraciones y aplicaciones de red.</text:span></text:p>
      <text:p text:style-name="P9">En términos simples, una máquina virtual (VM) es como una computadora dentro de una computadora. Es una versión de software de una computadora física que puede ejecutar su propio sistema operativo y aplicaciones, tal como lo hace una computadora real. Así es como funciona, paso a paso, en palabras más simples:</text:p>
      <text:list xml:id="list4111864047" text:style-name="L2">
        <text:list-item>
          <text:p text:style-name="P27"><text:span text:style-name="Strong_20_Emphasis"><text:span text:style-name="T6">La base</text:span></text:span><text:span text:style-name="T6"> : tienes una computadora física, que es tu máquina real y tangible. A menudo se le llama "anfitrión".</text:span></text:p>
        </text:list-item>
        <text:list-item>
          <text:p text:style-name="P27"><text:soft-page-break/><text:span text:style-name="Strong_20_Emphasis"><text:span text:style-name="T6">El truco de magia</text:span></text:span><text:span text:style-name="T6"> : en esta computadora física, se utiliza un software especial llamado "hipervisor" para crear una o más máquinas virtuales. Piense en el hipervisor como un truco de magia que puede hacer que su computadora pretenda ser varias computadoras a la vez.</text:span></text:p>
        </text:list-item>
        <text:list-item>
          <text:p text:style-name="P27"><text:span text:style-name="Strong_20_Emphasis"><text:span text:style-name="T6">Hardware simulado</text:span></text:span><text:span text:style-name="T6"> : para cada VM, el hipervisor crea hardware falso (virtual). Entonces, aunque solo hay un conjunto de hardware real (su computadora física), cada VM cree que tiene su propia CPU, memoria, disco duro, etc.</text:span></text:p>
        </text:list-item>
        <text:list-item>
          <text:p text:style-name="P27"><text:span text:style-name="Strong_20_Emphasis"><text:span text:style-name="T6">Ejecutar un sistema operativo</text:span></text:span><text:span text:style-name="T6"> : en este hardware virtual, puede instalar un sistema operativo (SO) y aplicaciones, como en una computadora real. Cada VM ejecuta su sistema operativo y aplicaciones independientemente de las demás.</text:span></text:p>
        </text:list-item>
        <text:list-item>
          <text:p text:style-name="P27"><text:span text:style-name="Strong_20_Emphasis"><text:span text:style-name="T6">Jugando bien</text:span></text:span><text:span text:style-name="T6"> : el hipervisor se asegura de que todas las máquinas virtuales funcionen bien juntas. Gestiona cómo comparten los recursos físicos reales de su computadora (como la CPU y la memoria), para que no interfieran entre sí.</text:span></text:p>
        </text:list-item>
        <text:list-item>
          <text:p text:style-name="P27"><text:span text:style-name="Strong_20_Emphasis"><text:span text:style-name="T6">Seguro y separado</text:span></text:span><text:span text:style-name="T6"> : cada máquina virtual se mantiene aislada de las demás. Esto significa que si algo sale mal en una máquina virtual, como un bloqueo o un virus, no afecta a las demás.</text:span></text:p>
        </text:list-item>
        <text:list-item>
          <text:p text:style-name="P27"><text:span text:style-name="Strong_20_Emphasis"><text:span text:style-name="T6">¿Por qué hacer esto?</text:span></text:span><text:span text:style-name="T6"> : Las máquinas virtuales son útiles para probar software o configuraciones nuevas en un entorno seguro, ejecutar aplicaciones que solo funcionan en ciertos sistemas operativos o mantener diferentes tareas separadas y organizadas.</text:span></text:p>
        </text:list-item>
      </text:list>
      <text:h text:style-name="P3" text:outline-level="4">Su elección de sistema operativo</text:h>
      <text:p text:style-name="P24"><text:span text:style-name="Strong_20_Emphasis"><text:span text:style-name="T6">MI ELECCIÓN: DEBIAN</text:span></text:span></text:p>
      <text:p text:style-name="P9">Respuesta</text:p>
      <text:p text:style-name="P9">Usar Debian como sistema operativo ofrece varios beneficios en términos simples:</text:p>
      <text:list xml:id="list1008474878" text:style-name="L3">
        <text:list-item>
          <text:p text:style-name="P28"><text:span text:style-name="Strong_20_Emphasis"><text:span text:style-name="T6">Estabilidad</text:span></text:span><text:span text:style-name="T6"> : Debian es conocido por ser muy estable. Esto significa que no falla con frecuencia y funciona de manera confiable durante mucho tiempo sin problemas, lo que lo hace excelente para servidores o cuando necesita que su sistema funcione sin problemas y sin interrupciones.</text:span></text:p>
        </text:list-item>
        <text:list-item>
          <text:p text:style-name="P28"><text:span text:style-name="Strong_20_Emphasis"><text:span text:style-name="T6">Seguridad</text:span></text:span><text:span text:style-name="T6"> : Debian se toma en serio la seguridad. Tiene un equipo dedicado que rastrea y soluciona problemas de seguridad rápidamente, lo que ayuda a mantener su sistema a salvo de vulnerabilidades.</text:span></text:p>
        </text:list-item>
        <text:list-item>
          <text:p text:style-name="P28"><text:span text:style-name="Strong_20_Emphasis"><text:span text:style-name="T6">Gratis</text:span></text:span><text:span text:style-name="T6"> : Debian es completamente gratuito. Puede descargarlo, usarlo y modificarlo sin gastar dinero. Esto es excelente tanto para uso personal como para organizaciones que buscan reducir los costos de software.</text:span></text:p>
        </text:list-item>
        <text:list-item>
          <text:p text:style-name="P28"><text:span text:style-name="Strong_20_Emphasis"><text:span text:style-name="T6">Código abierto</text:span></text:span><text:span text:style-name="T6"> : ser de código abierto significa que puede ver cómo funciona el software, realizar cambios y compartir sus modificaciones con otros. Esto fomenta el aprendizaje y la innovación.</text:span></text:p>
        </text:list-item>
        <text:list-item>
          <text:p text:style-name="P28"><text:span text:style-name="Strong_20_Emphasis"><text:span text:style-name="T6">Gran repositorio de software</text:span></text:span><text:span text:style-name="T6"> : Debian tiene acceso a un vasto repositorio de paquetes de software, lo que facilita encontrar e instalar el software que necesita para casi cualquier tarea.</text:span></text:p>
        </text:list-item>
        <text:list-item>
          <text:p text:style-name="P28"><text:span text:style-name="Strong_20_Emphasis"><text:span text:style-name="T6">Soporte de la comunidad</text:span></text:span><text:span text:style-name="T6"> : Debian tiene una comunidad grande y activa. Esto significa que puede encontrar ayuda y soporte de otros usuarios y desarrolladores a través de foros, listas de correo y otras plataformas en línea.</text:span></text:p>
        </text:list-item>
        <text:list-item>
          <text:p text:style-name="P28"><text:span text:style-name="Strong_20_Emphasis"><text:span text:style-name="T6">Versatilidad</text:span></text:span><text:span text:style-name="T6"> : Debian se puede utilizar en una amplia gama de dispositivos, desde computadoras personales y servidores hasta infraestructuras en la nube y sistemas integrados, lo que lo convierte en una opción versátil para muchos proyectos diferentes.</text:span></text:p>
        </text:list-item>
      </text:list>
      <text:p text:style-name="P9">Puede ser una buena opción para principiantes, especialmente para aquellos que desean aprender más sobre cómo funciona Linux. Sin embargo, su idoneidad para principiantes depende de algunos factores:</text:p>
      <text:p text:style-name="P24"><text:span text:style-name="Strong_20_Emphasis"><text:span text:style-name="T6">Ventajas para principiantes 👍:</text:span></text:span></text:p>
      <text:list xml:id="list2341189327" text:style-name="L4">
        <text:list-item>
          <text:p text:style-name="P29"><text:span text:style-name="Strong_20_Emphasis"><text:span text:style-name="T6">Estable y confiable</text:span></text:span><text:span text:style-name="T6"> : la estabilidad de Debian es una gran ventaja. Los nuevos usuarios no tendrán que lidiar con fallas frecuentes o inestabilidad del sistema.</text:span></text:p>
        </text:list-item>
        <text:list-item>
          <text:p text:style-name="P29"><text:soft-page-break/><text:span text:style-name="Strong_20_Emphasis"><text:span text:style-name="T6">Gratis y de código abierto</text:span></text:span><text:span text:style-name="T6"> : los principiantes pueden explorar y aprender sin ningún costo. La naturaleza de código abierto permite a los usuarios curiosos profundizar en el funcionamiento del sistema.</text:span></text:p>
        </text:list-item>
        <text:list-item>
          <text:p text:style-name="P29"><text:span text:style-name="Strong_20_Emphasis"><text:span text:style-name="T6">Documentación extensa</text:span></text:span><text:span text:style-name="T6"> : Debian tiene documentación completa, que puede ser increíblemente útil para los principiantes que intentan comprender el sistema.</text:span></text:p>
        </text:list-item>
        <text:list-item>
          <text:p text:style-name="P29"><text:span text:style-name="Strong_20_Emphasis"><text:span text:style-name="T6">Gran repositorio de software</text:span></text:span><text:span text:style-name="T6"> : el fácil acceso a una amplia gama de software significa que los principiantes pueden experimentar con diferentes aplicaciones fácilmente.</text:span></text:p>
        </text:list-item>
        <text:list-item>
          <text:p text:style-name="P29"><text:span text:style-name="Strong_20_Emphasis"><text:span text:style-name="T6">Soporte comunitario</text:span></text:span><text:span text:style-name="T6"> : una comunidad fuerte y activa puede brindar asistencia, lo que facilita que los principiantes encuentren ayuda cuando la necesitan.</text:span></text:p>
        </text:list-item>
      </text:list>
      <text:p text:style-name="P24"><text:span text:style-name="Strong_20_Emphasis"><text:span text:style-name="T6">Contras para principiantes 👎:</text:span></text:span></text:p>
      <text:list xml:id="list2263557044" text:style-name="L5">
        <text:list-item>
          <text:p text:style-name="P30"><text:span text:style-name="Strong_20_Emphasis"><text:span text:style-name="T6">Curva de aprendizaje:</text:span></text:span><text:span text:style-name="T6"> en comparación con distribuciones más fáciles de usar como Ubuntu (que está basada en Debian) o Linux Mint, Debian puede tener una curva de aprendizaje más pronunciada, especialmente para aquellos que no están familiarizados con Linux.</text:span></text:p>
        </text:list-item>
        <text:list-item>
          <text:p text:style-name="P30"><text:span text:style-name="Strong_20_Emphasis"><text:span text:style-name="T6">Actualización del software</text:span></text:span><text:span text:style-name="T6"> : Debian valora la estabilidad por encima de tener las últimas versiones de software, lo que significa que es posible que sus repositorios no siempre tengan las versiones más recientes. Esto podría ser un inconveniente para los usuarios que necesitan las últimas funciones.</text:span></text:p>
        </text:list-item>
        <text:list-item>
          <text:p text:style-name="P30"><text:span text:style-name="Strong_20_Emphasis"><text:span text:style-name="T6">Configuración e instalación</text:span></text:span><text:span text:style-name="T6"> : los principiantes pueden encontrar el proceso de configuración e instalación más desafiante que en distribuciones más enfocadas a principiantes.</text:span></text:p>
        </text:list-item>
      </text:list>
      <text:h text:style-name="P3" text:outline-level="4">La diferencia básica entre CentOs y Debian</text:h>
      <text:p text:style-name="P9">Respuesta</text:p>
      <text:p text:style-name="P9">En términos simples, CentOS y Debian son sistemas operativos basados ​​en Linux, pero provienen de familias diferentes y tienen algunas diferencias clave:</text:p>
      <text:list xml:id="list1167555791" text:style-name="L6">
        <text:list-item>
          <text:p text:style-name="P32"><text:span text:style-name="Strong_20_Emphasis"><text:span text:style-name="T6">Origen y familia:</text:span></text:span></text:p>
          <text:list>
            <text:list-item>
              <text:p text:style-name="P31"><text:span text:style-name="Strong_20_Emphasis"><text:span text:style-name="T6">CentOS</text:span></text:span><text:span text:style-name="T6"> : está estrechamente relacionado con Red Hat Enterprise Linux (RHEL). CentOS es esencialmente una versión gratuita de RHEL, que utiliza su código fuente pero sin el soporte ni la marca oficiales.</text:span></text:p>
            </text:list-item>
            <text:list-item>
              <text:p text:style-name="P31"><text:span text:style-name="Strong_20_Emphasis"><text:span text:style-name="T6">Debian</text:span></text:span><text:span text:style-name="T6"> : Es un proyecto independiente que constituye la base de muchas otras distribuciones, incluido Ubuntu. Debian es conocido por sus estrictos principios de código abierto y su desarrollo basado en voluntarios.</text:span></text:p>
            </text:list-item>
          </text:list>
        </text:list-item>
        <text:list-item>
          <text:p text:style-name="P32"><text:span text:style-name="Strong_20_Emphasis"><text:span text:style-name="T6">Gestión de paquetes:</text:span></text:span></text:p>
          <text:list>
            <text:list-item>
              <text:p text:style-name="P31"><text:span text:style-name="Strong_20_Emphasis"><text:span text:style-name="T6">CentOS</text:span></text:span><text:span text:style-name="T6"> : utiliza el comando yum o el comando dnf más reciente (en CentOS 8 y posteriores) para administrar paquetes, que se incluyen como archivos .rpm.</text:span></text:p>
            </text:list-item>
            <text:list-item>
              <text:p text:style-name="P31"><text:span text:style-name="Strong_20_Emphasis"><text:span text:style-name="T6">Debian</text:span></text:span><text:span text:style-name="T6"> : utiliza el comando apt para administrar paquetes, que se incluyen como archivos .deb. Este sistema también lo utilizan Ubuntu y otras distribuciones basadas en Debian.</text:span></text:p>
            </text:list-item>
          </text:list>
        </text:list-item>
        <text:list-item>
          <text:p text:style-name="P32"><text:span text:style-name="Strong_20_Emphasis"><text:span text:style-name="T6">Ciclo de lanzamiento</text:span></text:span><text:span text:style-name="T6"> :</text:span></text:p>
          <text:list>
            <text:list-item>
              <text:p text:style-name="P31"><text:span text:style-name="Strong_20_Emphasis"><text:span text:style-name="T6">CentOS</text:span></text:span><text:span text:style-name="T6"> : tradicionalmente seguía el ciclo de lanzamiento de RHEL, que es más lento y se centra en la estabilidad y el soporte a largo plazo. Las versiones de CentOS tienen soporte por hasta 10 años.</text:span></text:p>
            </text:list-item>
            <text:list-item>
              <text:p text:style-name="P31"><text:span text:style-name="Strong_20_Emphasis"><text:span text:style-name="T6">Debian</text:span></text:span><text:span text:style-name="T6"> : Tiene un ciclo de lanzamiento más flexible con ramas Estable, De Prueba e Inestable. La rama Estable se actualiza con menos frecuencia, enfatizando la estabilidad sobre las características más recientes, pero con más frecuencia que CentOS/RHEL.</text:span></text:p>
            </text:list-item>
          </text:list>
        </text:list-item>
        <text:list-item>
          <text:p text:style-name="P32"><text:span text:style-name="Strong_20_Emphasis"><text:span text:style-name="T6">Software y configuración predeterminados:</text:span></text:span></text:p>
          <text:list>
            <text:list-item>
              <text:p text:style-name="P31"><text:span text:style-name="Strong_20_Emphasis"><text:span text:style-name="T6">CentOS</text:span></text:span><text:span text:style-name="T6"> : a menudo viene con software y configuraciones que están más centradas en la empresa, alineándose con sus raíces RHEL. Se usa comúnmente en servidores.</text:span></text:p>
            </text:list-item>
            <text:list-item>
              <text:p text:style-name="P31"><text:span text:style-name="Strong_20_Emphasis"><text:span text:style-name="T6">Debian</text:span></text:span><text:span text:style-name="T6"> : ofrece una amplia gama de paquetes y es conocido por su flexibilidad, lo que lo hace adecuado para computadoras de escritorio, servidores y todo lo demás.</text:span></text:p>
            </text:list-item>
          </text:list>
        </text:list-item>
        <text:list-item>
          <text:p text:style-name="P32"><text:span text:style-name="Strong_20_Emphasis"><text:span text:style-name="T6">Comunidad y soporte:</text:span></text:span></text:p>
          <text:list>
            <text:list-item>
              <text:p text:style-name="P31"><text:soft-page-break/><text:span text:style-name="Strong_20_Emphasis"><text:span text:style-name="T6">CentOS</text:span></text:span><text:span text:style-name="T6"> : contaba con un fuerte apoyo corporativo de Red Hat (ahora parte de IBM), que también proporciona mucha documentación y una red profesional de ayuda. Sin embargo, con el cambio a CentOS Stream, el enfoque de la comunidad también está cambiando hacia la contribución directa a una versión continua que se encuentra a medio camino entre Fedora y RHEL.</text:span></text:p>
            </text:list-item>
            <text:list-item>
              <text:p text:style-name="P31"><text:span text:style-name="Strong_20_Emphasis"><text:span text:style-name="T6">Debian</text:span></text:span><text:span text:style-name="T6"> : está totalmente impulsado por la comunidad, con una vasta comunidad global de usuarios y desarrolladores. El soporte proviene de foros comunitarios, listas de correo y documentación creada por sus usuarios.</text:span></text:p>
            </text:list-item>
          </text:list>
        </text:list-item>
      </text:list>
      <text:h text:style-name="P3" text:outline-level="4">El propósito de las máquinas virtuales.</text:h>
      <text:p text:style-name="P9">Respuesta</text:p>
      <text:p text:style-name="P9">Las máquinas virtuales (VM) cumplen varios propósitos clave, lo que las hace increíblemente útiles para tareas informáticas tanto personales como profesionales. He aquí por qué los usamos, en términos simples:</text:p>
      <text:list xml:id="list2584035870" text:style-name="L7">
        <text:list-item>
          <text:p text:style-name="P33"><text:span text:style-name="Strong_20_Emphasis"><text:span text:style-name="T6">Ejecución de múltiples sistemas operativos</text:span></text:span><text:span text:style-name="T6"> : las máquinas virtuales le permiten ejecutar diferentes sistemas operativos en la misma computadora física. Por ejemplo, puede usar Windows en su Mac o probar Linux en su PC con Windows sin necesidad de dispositivos separados.</text:span></text:p>
        </text:list-item>
        <text:list-item>
          <text:p text:style-name="P33"><text:span text:style-name="Strong_20_Emphasis"><text:span text:style-name="T6">Pruebas y desarrollo</text:span></text:span><text:span text:style-name="T6"> : los desarrolladores utilizan máquinas virtuales para probar aplicaciones o sitios web en diferentes sistemas operativos y configuraciones sin necesidad de varias máquinas físicas. Es como tener un montón de computadoras de prueba diferentes, todas juntas en una.</text:span></text:p>
        </text:list-item>
        <text:list-item>
          <text:p text:style-name="P33"><text:span text:style-name="Strong_20_Emphasis"><text:span text:style-name="T6">Seguridad y aislamiento</text:span></text:span><text:span text:style-name="T6"> : las máquinas virtuales pueden aislar actividades o software de riesgo del resto de su computadora. Si está explorando un sitio web potencialmente peligroso o probando software sospechoso, hacerlo en una máquina virtual puede evitar daños a su sistema principal.</text:span></text:p>
        </text:list-item>
        <text:list-item>
          <text:p text:style-name="P33"><text:span text:style-name="Strong_20_Emphasis"><text:span text:style-name="T6">Aprendizaje y capacitación</text:span></text:span><text:span text:style-name="T6"> : las máquinas virtuales son excelentes para aprender a configurar y administrar diferentes sistemas operativos o entornos de software. Dado que los errores cometidos en una máquina virtual no afectarán a su computadora real, ofrecen un espacio seguro para aprender.</text:span></text:p>
        </text:list-item>
        <text:list-item>
          <text:p text:style-name="P33"><text:span text:style-name="Strong_20_Emphasis"><text:span text:style-name="T6">Consolidación de servidores</text:span></text:span><text:span text:style-name="T6"> : en entornos empresariales, las máquinas virtuales permiten a las empresas ejecutar varios entornos de servidores en un único servidor físico. Esto ahorra dinero y espacio porque no necesitan una máquina física separada para cada tarea del servidor.</text:span></text:p>
        </text:list-item>
      </text:list>
      <text:h text:style-name="P3" text:outline-level="4">Si el alumno evaluado elige CentOS</text:h>
      <text:p text:style-name="P9">Qué son SELinux y DNF</text:p>
      <text:h text:style-name="P3" text:outline-level="4">Si el estudiante evaluado elige debian</text:h>
      <text:h text:style-name="P4" text:outline-level="5">La diferencia entre aptitud y apto.</text:h>
      <text:p text:style-name="P9">Answer aptitude y apt son herramientas de administración de paquetes que se utilizan en Debian y en distribuciones de Linux basadas en Debian (como Ubuntu) para administrar paquetes de software, pero se diferencian en varios aspectos:</text:p>
      <text:p text:style-name="P24"><text:span text:style-name="Strong_20_Emphasis"><text:span text:style-name="T6">1. Interfaz:</text:span></text:span></text:p>
      <text:list xml:id="list4246896635" text:style-name="L8">
        <text:list-item>
          <text:p text:style-name="P10">aptitude: Ofrece una interfaz de línea de comandos y una interfaz gráfica interactiva basada en texto. La interfaz interactiva es particularmente útil para explorar paquetes, administrar dependencias y resolver conflictos.</text:p>
        </text:list-item>
        <text:list-item>
          <text:p text:style-name="P10">apt: Principalmente una herramienta de línea de comandos diseñada para ser simple y fácil de usar. No tiene una interfaz gráfica interactiva como aptitude.</text:p>
        </text:list-item>
      </text:list>
      <text:p text:style-name="P24"><text:span text:style-name="Strong_20_Emphasis"><text:span text:style-name="T6">2. Resolución de Dependencia:</text:span></text:span></text:p>
      <text:list xml:id="list1328075462" text:style-name="L9">
        <text:list-item>
          <text:p text:style-name="P34"><text:span text:style-name="Strong_20_Emphasis"><text:span text:style-name="T6">aptitud</text:span></text:span><text:span text:style-name="T6"> : Conocido por su motor avanzado de resolución de dependencias. Puede sugerir múltiples formas de resolver conflictos o dependencias de paquetes y maneja automáticamente la eliminación de paquetes no utilizados.</text:span></text:p>
        </text:list-item>
        <text:list-item>
          <text:p text:style-name="P11">apt: también maneja la resolución de dependencias, pero de una manera más sencilla. Hasta hace poco, no eliminaba automáticamente los paquetes no utilizados (aunque ahora se puede utilizar apt autoremove para este propósito).</text:p>
        </text:list-item>
      </text:list>
      <text:p text:style-name="P24"><text:soft-page-break/><text:span text:style-name="Strong_20_Emphasis"><text:span text:style-name="T6">3. Uso:</text:span></text:span></text:p>
      <text:list xml:id="list3045057592" text:style-name="L10">
        <text:list-item>
          <text:p text:style-name="P35"><text:span text:style-name="Strong_20_Emphasis"><text:span text:style-name="T6">aptitude</text:span></text:span><text:span text:style-name="T6"> : debido a su gestión detallada de dependencias y su interfaz interactiva, los usuarios más experimentados o aquellos que necesitan un control preciso sobre la gestión de paquetes y la resolución de conflictos complejos suelen preferir aptitude.</text:span></text:p>
        </text:list-item>
        <text:list-item>
          <text:p text:style-name="P35"><text:span text:style-name="Strong_20_Emphasis"><text:span text:style-name="T6">apt</text:span></text:span><text:span text:style-name="T6"> : Diseñado para ser fácil de usar y fácil de usar, lo que lo convierte en la opción preferida de muchos usuarios para las tareas diarias de administración de paquetes.</text:span></text:p>
        </text:list-item>
      </text:list>
      <text:p text:style-name="P24"><text:span text:style-name="Strong_20_Emphasis"><text:span text:style-name="T6">4. Historia y desarrollo:</text:span></text:span></text:p>
      <text:list xml:id="list3447877006" text:style-name="L11">
        <text:list-item>
          <text:p text:style-name="P36"><text:span text:style-name="Strong_20_Emphasis"><text:span text:style-name="T6">aptitude</text:span></text:span><text:span text:style-name="T6"> : Desarrollado después de apt como una alternativa que combina las funcionalidades de varias otras herramientas de administración de paquetes como apt-get y apt-cache, con la adición de una interfaz interactiva.</text:span></text:p>
        </text:list-item>
        <text:list-item>
          <text:p text:style-name="P36"><text:span text:style-name="Strong_20_Emphasis"><text:span text:style-name="T6">apt</text:span></text:span><text:span text:style-name="T6"> : una de las herramientas de administración de paquetes originales para Debian, que sirve como base para otras herramientas como aptitude. apt es una incorporación más reciente, destinada a simplificar y optimizar los comandos comunes de administración de paquetes.</text:span></text:p>
        </text:list-item>
      </text:list>
      <text:p text:style-name="P24"><text:span text:style-name="Strong_20_Emphasis"><text:span text:style-name="T6">5. Funcionalidad:</text:span></text:span></text:p>
      <text:list xml:id="list2960175621" text:style-name="L12">
        <text:list-item>
          <text:p text:style-name="P12">Ambas herramientas le permiten instalar, eliminar, actualizar y administrar paquetes de software, pero aptitude puede proporcionar información y opciones más detalladas para administrar paquetes y sus dependencias.</text:p>
        </text:list-item>
      </text:list>
      <text:p text:style-name="P24"><text:span text:style-name="T6">Resumen: Si bien tanto aptitude como apt tienen el </text:span><text:span text:style-name="Strong_20_Emphasis"><text:span text:style-name="T6">mismo propósito básico de administrar paquetes de software en sistemas basados ​​en Debian</text:span></text:span><text:span text:style-name="T6"> , satisfacen necesidades de usuario ligeramente diferentes. </text:span><text:span text:style-name="Strong_20_Emphasis"><text:span text:style-name="T6">apt</text:span></text:span><text:span text:style-name="T6"> es ágil y simple, lo que lo hace adecuado para la mayoría de los usuarios y las tareas cotidianas. </text:span><text:span text:style-name="Strong_20_Emphasis"><text:span text:style-name="T6">aptitude</text:span></text:span><text:span text:style-name="T6"> ofrece un control más detallado y una interfaz interactiva, lo que lo hace atractivo para los usuarios que necesitan o desean capacidades de gestión más profundas.</text:span></text:p>
      <text:h text:style-name="P4" text:outline-level="5">¿Qué es APPArmor?</text:h>
      <text:p text:style-name="P24"><text:span text:style-name="T6">Answer AppArmor (Application Armor) es un módulo de seguridad del kernel de Linux que </text:span><text:span text:style-name="Strong_20_Emphasis"><text:span text:style-name="T6">ayuda a los administradores a proteger su sistema restringiendo las capacidades de los programas con perfiles por programa</text:span></text:span><text:span text:style-name="T6"> . A diferencia de los modelos de control de acceso tradicionales que se centran en quién (es decir, qué usuario) puede acceder a qué recursos (archivos, directorios, puertos, etc.), AppArmor define qué pueden hacer las aplicaciones y a qué recursos pueden acceder.</text:span></text:p>
      <text:p text:style-name="P9">A continuación se ofrece una descripción general simplificada de cómo funciona AppArmor:</text:p>
      <text:list xml:id="list627756102" text:style-name="L13">
        <text:list-item>
          <text:p text:style-name="P37"><text:span text:style-name="Strong_20_Emphasis"><text:span text:style-name="T6">Perfiles</text:span></text:span><text:span text:style-name="T6"> : AppArmor utiliza perfiles para cada programa para determinar qué archivos puede leer, escribir y ejecutar. Los perfiles se pueden crear en modo "hacer cumplir", donde las reglas se aplican activamente, o en modo "quejar", donde las infracciones se registran pero no se bloquean, lo que resulta útil para pruebas y configuración.</text:span></text:p>
        </text:list-item>
        <text:list-item>
          <text:p text:style-name="P37"><text:span text:style-name="Strong_20_Emphasis"><text:span text:style-name="T6">Comportamiento predeterminado</text:span></text:span><text:span text:style-name="T6"> : sin un perfil, las aplicaciones tienen acceso predeterminado a los recursos, pero una vez que se aplica un perfil, la aplicación está restringida a los permisos definidos en él. Esto limita los posibles daños causados ​​por aplicaciones comprometidas o vulnerabilidades.</text:span></text:p>
        </text:list-item>
        <text:list-item>
          <text:p text:style-name="P37"><text:span text:style-name="Strong_20_Emphasis"><text:span text:style-name="T6">Identificación basada en rutas</text:span></text:span><text:span text:style-name="T6"> : AppArmor identifica archivos y recursos por sus rutas, lo que hace que escribir y administrar perfiles sea relativamente sencillo.</text:span></text:p>
        </text:list-item>
        <text:list-item>
          <text:p text:style-name="P37"><text:span text:style-name="Strong_20_Emphasis"><text:span text:style-name="T6">Seguridad</text:span></text:span><text:span text:style-name="T6"> : al limitar las aplicaciones a un conjunto limitado de recursos, AppArmor reduce el riesgo de que los exploits de software se propaguen o accedan a información confidencial. Esto es particularmente útil para servicios expuestos a Internet, como servidores web.</text:span></text:p>
        </text:list-item>
        <text:list-item>
          <text:p text:style-name="P37"><text:span text:style-name="Strong_20_Emphasis"><text:span text:style-name="T6">Flexibilidad</text:span></text:span><text:span text:style-name="T6"> : AppArmor permite un nivel granular de control sobre los permisos de las aplicaciones, lo que permite un equilibrio entre seguridad y funcionalidad. Los administradores pueden ajustar los perfiles para satisfacer las necesidades específicas de su sistema y aplicaciones.</text:span></text:p>
        </text:list-item>
        <text:list-item>
          <text:p text:style-name="P37"><text:span text:style-name="Strong_20_Emphasis"><text:span text:style-name="T6">Integración</text:span></text:span><text:span text:style-name="T6"> : AppArmor está integrado en muchas distribuciones de Linux, como Ubuntu, donde está habilitado de forma predeterminada para ciertas aplicaciones, ofreciendo una capa adicional de seguridad con una configuración mínima requerida para el uso básico.</text:span></text:p>
        </text:list-item>
      </text:list>
      <text:p text:style-name="P9"><text:soft-page-break/>En resumen, AppArmor mejora la seguridad de los sistemas Linux al proporcionar un mecanismo para restringir el acceso de las aplicaciones al sistema de archivos y otros recursos, limitando así el impacto potencial de las vulnerabilidades dentro de esas aplicaciones.</text:p>
      <text:p text:style-name="P23">🚨 <text:span text:style-name="T1">Durante la defensa, un guión debe mostrar información cada 5 minutos. Su funcionamiento se comprobará detalladamente más adelante. Si las explicaciones no son claras, la evaluación termina aquí.🚨</text:span></text:p>
      <text:p text:style-name="P5"/>
      <text:h text:style-name="P3" text:outline-level="4">VERIFICACIÓN UFW</text:h>
      <text:p text:style-name="P9">Verifique que UFW esté instalado</text:p>
      <text:p text:style-name="P6">sudo apt install ufw</text:p>
      <text:p text:style-name="P9">Verifique que el programa UFW se ejecute correctamente</text:p>
      <text:p text:style-name="P9">Explicar qué es UFW y el valor de usarlo.</text:p>
      <text:p text:style-name="P9">Enumere las reglas activas de UFW. Debe existir una regla para 4242</text:p>
      <text:p text:style-name="P6">sudo ufw status</text:p>
      <text:p text:style-name="P9">Agregue una nueva regla para abrir el puerto 8080 y luego elimine esta nueva regla</text:p>
      <text:p text:style-name="P6">sudo ufw allow 8080</text:p>
      <text:p text:style-name="P8"/>
      <text:p text:style-name="P7">sudo ufw delete 8080</text:p>
      <text:p text:style-name="P25"><text:span text:style-name="T13">🆕</text:span><text:span text:style-name="Strong_20_Emphasis"><text:span text:style-name="Source_20_Text"><text:span text:style-name="T10">SYSTEMCTL</text:span></text:span></text:span></text:p>
      <text:p text:style-name="P25"><text:span text:style-name="Source_20_Text"><text:span text:style-name="T10">systemctl</text:span></text:span><text:span text:style-name="T6">es una utilidad de línea de comandos en sistemas Linux que forma parte del administrador de servicios y sistemas systemd. Proporciona una interfaz de administración central para controlar el sistema systemd y el administrador de servicios, que es responsable de inicializar, administrar y rastrear los servicios del sistema y otros recursos del sistema.</text:span></text:p>
      <text:p text:style-name="P9">Aquí hay un desglose de lo que hace systemctl:</text:p>
      <text:list xml:id="list560792626" text:style-name="L14">
        <text:list-item>
          <text:p text:style-name="P38"><text:span text:style-name="Strong_20_Emphasis"><text:span text:style-name="T6">Iniciar, detener y administrar servicios</text:span></text:span><text:span text:style-name="T6"> : puede utilizar systemctl para iniciar, detener, reiniciar, recargar, habilitar y deshabilitar servicios. Esto incluye servicios que se ejecutan al iniciar el sistema, así como servicios a nivel de usuario.</text:span></text:p>
        </text:list-item>
        <text:list-item>
          <text:p text:style-name="P38"><text:span text:style-name="Strong_20_Emphasis"><text:span text:style-name="T6">Verificar el estado de servicios y unidades</text:span></text:span><text:span text:style-name="T6"> : Permite verificar el estado de las unidades systemd, incluidos los servicios, para ver si están activas, cargadas o en algún estado de error.</text:span></text:p>
        </text:list-item>
        <text:list-item>
          <text:p text:style-name="P38"><text:span text:style-name="Strong_20_Emphasis"><text:span text:style-name="T6">Administrar el estado del sistema</text:span></text:span><text:span text:style-name="T6"> : systemctl se puede utilizar para iniciar estados del sistema como reiniciar, apagar, suspender e hibernar.</text:span></text:p>
        </text:list-item>
        <text:list-item>
          <text:p text:style-name="P38"><text:span text:style-name="Strong_20_Emphasis"><text:span text:style-name="T6">Enumerar unidades y servicios</text:span></text:span><text:span text:style-name="T6"> : puede enumerar unidades activas, cargadas o cualquier unidad con estados específicos, proporcionando una descripción general completa de lo que se está ejecutando en el sistema o lo que está disponible para iniciar.</text:span></text:p>
        </text:list-item>
        <text:list-item>
          <text:p text:style-name="P38"><text:span text:style-name="Strong_20_Emphasis"><text:span text:style-name="T6">Aislar niveles de ejecución/objetivos</text:span></text:span><text:span text:style-name="T6"> : admite cambiar el nivel de ejecución del sistema cambiando entre diferentes objetivos, que son esencialmente grupos de servicios y unidades que crean un estado operativo específico para el sistema.</text:span></text:p>
        </text:list-item>
      </text:list>
      <text:h text:style-name="P3" text:outline-level="4">COMPROBACIÓN SSH</text:h>
      <text:list xml:id="list1625578188" text:style-name="L15">
        <text:list-item>
          <text:p text:style-name="P13">Compruebe que SSH esté instalado</text:p>
        </text:list-item>
        <text:list-item>
          <text:p text:style-name="P39"><text:span text:style-name="Strong_20_Emphasis"><text:span text:style-name="T6">Verifique el cliente SSH</text:span></text:span><text:span text:style-name="T6"> :</text:span></text:p>
        </text:list-item>
      </text:list>
      <text:p text:style-name="P6">ssh -V</text:p>
      <text:list xml:id="list3558850459" text:style-name="L16">
        <text:list-item>
          <text:p text:style-name="P40"><text:span text:style-name="Strong_20_Emphasis"><text:span text:style-name="T6">diablos Servidor SSH (sshd)</text:span></text:span><text:span text:style-name="T6"> :</text:span></text:p>
        </text:list-item>
      </text:list>
      <text:p text:style-name="P6">sshd -v</text:p>
      <text:p text:style-name="P9">O</text:p>
      <text:p text:style-name="P6">systemctl status ssh</text:p>
      <text:p text:style-name="P9"><text:soft-page-break/>Si SSH no está instalado, puede instalarlo utilizando el administrador de paquetes de su sistema. Por ejemplo, en Ubuntu/Debian:</text:p>
      <text:p text:style-name="P6">sudo apt-get update</text:p>
      <text:p text:style-name="P7">sudo apt-get install openssh-server</text:p>
      <text:p text:style-name="P9">Compruebe que el programa SSH se ejecute correctamente</text:p>
      <text:p text:style-name="P24"><text:span text:style-name="Strong_20_Emphasis"><text:span text:style-name="T6">Verifique el estado del servicio SSH</text:span></text:span><text:span text:style-name="T6"> :</text:span></text:p>
      <text:p text:style-name="P6">sudo systemctl status ssh</text:p>
      <text:p text:style-name="P9">Si el servicio no se está ejecutando, puede iniciarlo con:</text:p>
      <text:p text:style-name="P6">sudo systemctl start ssh</text:p>
      <text:p text:style-name="P9">Para permitir que SSH se inicie automáticamente al iniciar el sistema:</text:p>
      <text:p text:style-name="P6">sudo systemctl enable ssh</text:p>
      <text:p text:style-name="P9">Explica qué es SSH y el valor de usarlo.</text:p>
      <text:p text:style-name="P9">SSH, o Secure Shell, es un protocolo de red criptográfico para operar servicios de red de forma segura a través de una red no segura. Las aplicaciones típicas incluyen inicio de sesión remoto desde la línea de comandos, ejecución remota de comandos y comunicación segura de datos entre dos computadoras conectadas a través de una red abierta como Internet.</text:p>
      <text:p text:style-name="P9">El valor de usar SSH incluye:</text:p>
      <text:list xml:id="list338673870" text:style-name="L17">
        <text:list-item>
          <text:p text:style-name="P41"><text:span text:style-name="Strong_20_Emphasis"><text:span text:style-name="T6">Cifrado</text:span></text:span><text:span text:style-name="T6"> : SSH cifra todos los datos intercambiados, incluidas las contraseñas, para defenderse contra escuchas clandestinas, secuestro de conexión y otros ataques.</text:span></text:p>
        </text:list-item>
        <text:list-item>
          <text:p text:style-name="P41"><text:span text:style-name="Strong_20_Emphasis"><text:span text:style-name="T6">Autenticación</text:span></text:span><text:span text:style-name="T6"> : SSH admite varios mecanismos de autenticación, incluidas contraseñas y certificados digitales, lo que garantiza que solo los usuarios autorizados puedan acceder al sistema.</text:span></text:p>
        </text:list-item>
        <text:list-item>
          <text:p text:style-name="P41"><text:span text:style-name="Strong_20_Emphasis"><text:span text:style-name="T6">Integridad</text:span></text:span><text:span text:style-name="T6"> : SSH garantiza que los datos enviados y recibidos permanezcan inalterados durante el tránsito, protegiendo contra la interceptación y modificación.</text:span></text:p>
        </text:list-item>
        <text:list-item>
          <text:p text:style-name="P41"><text:span text:style-name="Strong_20_Emphasis"><text:span text:style-name="T6">Reenvío de puertos/túnel</text:span></text:span><text:span text:style-name="T6"> : SSH puede proteger otros protocolos de red como FTP y SMTP al canalizarlos a través de una conexión SSH cifrada.</text:span></text:p>
        </text:list-item>
        <text:list-item>
          <text:p text:style-name="P41"><text:span text:style-name="Strong_20_Emphasis"><text:span text:style-name="T6">SFTP y SCP</text:span></text:span><text:span text:style-name="T6"> : SSH proporciona alternativas seguras a FTP para transferencias de archivos, a saber, SCP (Copia segura) y SFTP (Protocolo de transferencia de archivos SSH).</text:span></text:p>
        </text:list-item>
      </text:list>
      <text:p text:style-name="P9">Al proteger sus comunicaciones de red con SSH, mejora significativamente la seguridad de su sistema y la integridad de los datos en redes inseguras.</text:p>
      <text:p text:style-name="P9">Verifique que el servicio SSH solo use el puerto 4242</text:p>
      <text:p text:style-name="P9">Verifique la configuración SSH para la configuración del puerto:</text:p>
      <text:p text:style-name="P6">grep -i port /etc/ssh/sshd_config</text:p>
      <text:p text:style-name="P9">Este comando busca la configuración del puerto en el archivo de configuración del demonio SSH. De forma predeterminada, SSH usa el puerto 22. Si desea cambiarlo al puerto 4242, deberá editar /etc/ssh/sshd_config.</text:p>
      <text:p text:style-name="P9">Cambiar puerto SSH (opcional): si necesita cambiar el puerto a 4242:</text:p>
      <text:p text:style-name="P9">Edite el archivo de configuración SSH:</text:p>
      <text:p text:style-name="P6">sudo nano /etc/ssh/sshd_config</text:p>
      <text:p text:style-name="P9">Busque la línea que dice #Puerto 22, descoméntela (elimine el #) y cambie 22 a 4242:</text:p>
      <text:p text:style-name="P6">Port 4242</text:p>
      <text:p text:style-name="P9">Guarde el archivo y salga del editor.</text:p>
      <text:p text:style-name="P9">Reinicie el servicio SSH: después de realizar cambios en el archivo de configuración, deberá reiniciar el servicio SSH para que los cambios surtan efecto:</text:p>
      <text:p text:style-name="P6">sudo systemctl restart ssh</text:p>
      <text:p text:style-name="P9">Verifique el cambio: puede verificar que SSH ahora esté configurado para usar el puerto 4242 verificando los puertos de escucha:</text:p>
      <text:p text:style-name="P6"><text:soft-page-break/>sudo netstat -tuln | grep 4242</text:p>
      <text:p text:style-name="P9">o usando:</text:p>
      <text:p text:style-name="P6">sudo ss -tuln | grep 4242</text:p>
      <text:p text:style-name="P9">Asegúrese de que no pueda utilizar SSH con el usuario root como se indica en el asunto:</text:p>
      <text:p text:style-name="P6">ssh root@localhost -p 4242</text:p>
      <text:h text:style-name="P3" text:outline-level="4">VERIFICACIÓN DEL SISTEMA OPERATIVO</text:h>
      <text:p text:style-name="P6">hostnamectl</text:p>
      <text:h text:style-name="P3" text:outline-level="4">VERIFICACIÓN DE USUARIO Y GRUPO DE USUARIOS</text:h>
      <text:p text:style-name="P9">Verifique que el usuario haya sido agregado y pertenezca a los grupos "sudo" y "user42"</text:p>
      <text:p text:style-name="P6">group getent sudo</text:p>
      <text:p text:style-name="P6">groups anwuyan-</text:p>
      <text:p text:style-name="P9">Consulta la política de contraseñas:</text:p>
      <text:list xml:id="list4257756597" text:style-name="L18">
        <text:list-item>
          <text:p text:style-name="P14">Crear un nuevo usuario</text:p>
        </text:list-item>
        <text:list-item>
          <text:p text:style-name="P14">Cree un nombre de grupo llamado grupo "evaluador"</text:p>
        </text:list-item>
        <text:list-item>
          <text:p text:style-name="P14">Explique las ventajas de esta política de contraseñas, así como las ventajas y desventajas de su implementación.</text:p>
        </text:list-item>
      </text:list>
      <text:h text:style-name="P3" text:outline-level="4">VERIFICACIÓN DE PARTICIONES</text:h>
      <text:p text:style-name="P6">lsblk</text:p>
      <text:h text:style-name="P3" text:outline-level="4">NOMBRE DE HOST Y PARTICIONES</text:h>
      <text:p text:style-name="P9">compruebe que el nombre de host de la máquina esté formateado correctamente de la siguiente manera:</text:p>
      <text:list xml:id="list3139399712" text:style-name="L19">
        <text:list-item>
          <text:p text:style-name="P15">tulogin42</text:p>
        </text:list-item>
      </text:list>
      <text:p text:style-name="P6">hostnamectl</text:p>
      <text:p text:style-name="P9">Modifique el nombre de host reemplazando el inicio de sesión con el evaluador</text:p>
      <text:p text:style-name="P9">Para la mayoría de las distribuciones de Linux (incluidas Ubuntu y Debian)</text:p>
      <text:list xml:id="list3303165310" text:style-name="L20">
        <text:list-item>
          <text:p text:style-name="P42"><text:span text:style-name="Strong_20_Emphasis"><text:span text:style-name="T6">Abrir la Terminal</text:span></text:span><text:span text:style-name="T6"> : generalmente puedes abrirla buscando "Terminal" en el menú de aplicaciones o usando un atajo de teclado, generalmente Ctrl+Alt+T.</text:span></text:p>
        </text:list-item>
        <text:list-item>
          <text:p text:style-name="P42"><text:span text:style-name="Strong_20_Emphasis"><text:span text:style-name="T6">Cambie el nombre de host temporalmente</text:span></text:span><text:span text:style-name="T6"> : para cambiar el nombre de host hasta el próximo reinicio, puede usar el comando hostname seguido del nuevo nombre de host deseado. Este cambio no persistirá después de reiniciar.</text:span></text:p>
        </text:list-item>
      </text:list>
      <text:p text:style-name="P6">hostname new_hostname</text:p>
      <text:p text:style-name="P9">Reemplace new_hostname con el nombre de host que desee.</text:p>
      <text:list xml:id="list486597385" text:style-name="L21">
        <text:list-item>
          <text:p text:style-name="P43"><text:span text:style-name="Strong_20_Emphasis"><text:span text:style-name="T6">Cambiar el nombre de host de forma permanente</text:span></text:span><text:span text:style-name="T6"> :</text:span></text:p>
        </text:list-item>
      </text:list>
      <text:p text:style-name="P9">Editar archivo /etc/hostname: este archivo contiene el nombre de host permanente de su sistema. Puedes editarlo con un editor de texto como nano o vim. Por ejemplo, usando nano:</text:p>
      <text:p text:style-name="P6">sudo nano /etc/hostname</text:p>
      <text:p text:style-name="P9">Luego, reemplace el contenido con su nuevo nombre de host, guarde el archivo y salga del editor.</text:p>
      <text:list xml:id="list2497450572" text:style-name="L22">
        <text:list-item>
          <text:p text:style-name="P44"><text:span text:style-name="Strong_20_Emphasis"><text:span text:style-name="T6">Editar el archivo /etc/hosts</text:span></text:span><text:span text:style-name="T6"> : también es una buena idea actualizar el archivo /etc/hosts, donde puede aparecer el nombre del host. Ábralo con un editor de texto:</text:span></text:p>
        </text:list-item>
      </text:list>
      <text:p text:style-name="P6">sudo nano /etc/hosts</text:p>
      <text:p text:style-name="P9">Restaurar la máquina al nombre de host original</text:p>
      <text:h text:style-name="P4" text:outline-level="5"><text:soft-page-break/>Si recuerda el nombre de host original</text:h>
      <text:list xml:id="list1545083843" text:style-name="L23">
        <text:list-item>
          <text:p text:style-name="P45"><text:span text:style-name="Strong_20_Emphasis"><text:span text:style-name="T6">Cambie el nombre de host temporalmente</text:span></text:span><text:span text:style-name="T6"> :</text:span></text:p>
        </text:list-item>
      </text:list>
      <text:p text:style-name="P9">Si solo necesita revertir el cambio temporalmente hasta el próximo reinicio, puede usar el comando hostname:</text:p>
      <text:p text:style-name="P6">hostname original_hostname</text:p>
      <text:p text:style-name="P9">Reemplace original_hostname con el nombre de host original de su máquina.</text:p>
      <text:list xml:id="list2672284022" text:style-name="L24">
        <text:list-item>
          <text:p text:style-name="P46"><text:span text:style-name="Strong_20_Emphasis"><text:span text:style-name="T6">Cambiar el nombre de host de forma permanente</text:span></text:span><text:span text:style-name="T6"> :</text:span></text:p>
        </text:list-item>
      </text:list>
      <text:p text:style-name="P9">Para volver permanentemente al nombre de host original, deberá editar los archivos /etc/hostname y posiblemente los archivos /etc/hosts para reemplazar el nombre de host actual por el original.</text:p>
      <text:h text:style-name="P4" text:outline-level="5">Pasos para editar /etc/hostname y /etc/hosts:</text:h>
      <text:list xml:id="list725892473" text:style-name="L25">
        <text:list-item>
          <text:p text:style-name="P47"><text:span text:style-name="Strong_20_Emphasis"><text:span text:style-name="T6">Editar /etc/nombre de host</text:span></text:span><text:span text:style-name="T6"> :</text:span></text:p>
        </text:list-item>
      </text:list>
      <text:p text:style-name="P9">Abra el archivo en un editor de texto con permisos de root:</text:p>
      <text:p text:style-name="P6">sudo nano /etc/hostname</text:p>
      <text:p text:style-name="P9">Reemplace el nombre de host actual con el nombre de host original, guarde los cambios y salga del editor.</text:p>
      <text:list xml:id="list832127832" text:style-name="L26">
        <text:list-item>
          <text:p text:style-name="P48"><text:span text:style-name="Strong_20_Emphasis"><text:span text:style-name="T6">Editar /etc/hosts</text:span></text:span><text:span text:style-name="T6"> :</text:span></text:p>
        </text:list-item>
      </text:list>
      <text:p text:style-name="P9">De manera similar, edite el archivo /etc/hosts para asegurarse de que cualquier referencia al nombre de host actual vuelva a cambiar al nombre de host original:</text:p>
      <text:p text:style-name="P6">sudo nano /etc/hosts</text:p>
      <text:p text:style-name="P9">Busque la línea con el nombre de host actual y reemplácela con el nombre de host original. Guarde los cambios y salga del editor.</text:p>
      <text:list xml:id="list4068604538" text:style-name="L27">
        <text:list-item>
          <text:p text:style-name="P49"><text:span text:style-name="Strong_20_Emphasis"><text:span text:style-name="T6">Aplicar los cambios</text:span></text:span><text:span text:style-name="T6"> :</text:span></text:p>
        </text:list-item>
      </text:list>
      <text:p text:style-name="P9">Utilice el comando hostnamectl para aplicar el cambio inmediatamente sin necesidad de reiniciar:</text:p>
      <text:p text:style-name="P6">sudo hostnamectl set-hostname original_hostname</text:p>
      <text:p text:style-name="P9">Reemplace original_hostname con el nombre de host original de su máquina.</text:p>
      <text:list xml:id="list3406055217" text:style-name="L28">
        <text:list-item>
          <text:p text:style-name="P50"><text:span text:style-name="Strong_20_Emphasis"><text:span text:style-name="T6">Verifique el cambio</text:span></text:span><text:span text:style-name="T6"> :</text:span></text:p>
        </text:list-item>
      </text:list>
      <text:p text:style-name="P9">Para asegurarse de que el nombre de host se haya vuelto a cambiar correctamente, puede utilizar:</text:p>
      <text:p text:style-name="P6">hostnamectl</text:p>
      <text:p text:style-name="P9">o</text:p>
      <text:p text:style-name="P6">hostname</text:p>
      <text:h text:style-name="P4" text:outline-level="5">Si no recuerda el nombre de host original</text:h>
      <text:p text:style-name="P9">Si no recuerda el nombre de host original y no realizó una copia de seguridad, encontrarlo puede ser complicado. Aqui hay algunas sugerencias:</text:p>
      <text:list xml:id="list669445329" text:style-name="L29">
        <text:list-item>
          <text:p text:style-name="P51"><text:span text:style-name="Strong_20_Emphasis"><text:span text:style-name="T6">Verifique la configuración de la plataforma de virtualización o la nube</text:span></text:span><text:span text:style-name="T6"> : si su máquina virtual está alojada en una plataforma de nube o administrada a través de una plataforma de virtualización, es posible que el nombre de host original aparezca en la consola de administración o en la configuración de configuración.</text:span></text:p>
        </text:list-item>
        <text:list-item>
          <text:p text:style-name="P51"><text:span text:style-name="Strong_20_Emphasis"><text:span text:style-name="T6">Verifique los archivos o herramientas de configuración de red</text:span></text:span><text:span text:style-name="T6"> : algunos sistemas registran el nombre de host con servidores DHCP o DNS. Puede encontrar el nombre de host original en la configuración de DHCP o consultando el DNS si el nombre de host estaba asociado con una IP estática.</text:span></text:p>
        </text:list-item>
        <text:list-item>
          <text:p text:style-name="P51"><text:span text:style-name="Strong_20_Emphasis"><text:span text:style-name="T6">Busque registros del sistema o de la aplicación</text:span></text:span><text:span text:style-name="T6"> : algunos registros del sistema o de la aplicación pueden incluir el nombre de host. Buscar en estos registros referencias al nombre de host podría ayudarle a identificar el valor original.</text:span></text:p>
        </text:list-item>
        <text:list-item>
          <text:p text:style-name="P51"><text:span text:style-name="Strong_20_Emphasis"><text:span text:style-name="T6">Archivos de copia de seguridad</text:span></text:span><text:span text:style-name="T6"> : si tiene copias de seguridad de los archivos del sistema, puede encontrar el nombre de host original en la copia de seguridad de los archivos /etc/hostname o /etc/hosts.</text:span></text:p>
        </text:list-item>
      </text:list>
      <text:p text:style-name="P9"><text:soft-page-break/>Cómo ver las particiones de esta máquina virtual</text:p>
      <text:p text:style-name="P6">lsblk</text:p>
      <text:p text:style-name="P9">Explica qué funciona LVM y de qué se trata</text:p>
      <text:p text:style-name="P24"><text:span text:style-name="Strong_20_Emphasis"><text:span text:style-name="T6">Lo que es ?</text:span></text:span></text:p>
      <text:list xml:id="list2156764255" text:style-name="L30">
        <text:list-item>
          <text:p text:style-name="P16">LVM es una herramienta para administrar el espacio en disco de manera flexible, lo que le permite cambiar el tamaño de las particiones y combinar discos fácilmente.</text:p>
        </text:list-item>
      </text:list>
      <text:p text:style-name="P24"><text:span text:style-name="Strong_20_Emphasis"><text:span text:style-name="T6">Beneficios clave</text:span></text:span></text:p>
      <text:list xml:id="list1832781654" text:style-name="L31">
        <text:list-item>
          <text:p text:style-name="P17">Flexibilidad:</text:p>
          <text:list>
            <text:list-item>
              <text:p text:style-name="P18">Ajustar tamaño: cambie el tamaño de las particiones sin detener su sistema.</text:p>
            </text:list-item>
            <text:list-item>
              <text:p text:style-name="P18">Combine discos: combine varios discos pequeños en un disco virtual grande para facilitar la administración de archivos</text:p>
            </text:list-item>
          </text:list>
        </text:list-item>
        <text:list-item>
          <text:p text:style-name="P17">Fácil gestión:</text:p>
          <text:list>
            <text:list-item>
              <text:p text:style-name="P18">Instantáneas: tome una instantánea de su disco para restaurarlo a un estado anterior si es necesario.</text:p>
            </text:list-item>
            <text:list-item>
              <text:p text:style-name="P18">Mover datos: mueva datos fácilmente entre discos sin tiempo de inactividad.</text:p>
            </text:list-item>
          </text:list>
        </text:list-item>
        <text:list-item>
          <text:p text:style-name="P52"><text:span text:style-name="Strong_20_Emphasis"><text:span text:style-name="T6">Cómo funciona:</text:span></text:span></text:p>
          <text:list>
            <text:list-item>
              <text:p text:style-name="P18">Volúmenes físicos (PV): sus discos duros/SSD reales.</text:p>
            </text:list-item>
            <text:list-item>
              <text:p text:style-name="P18">Grupos de volúmenes (VG): una colección de PV combinados en un disco virtual grande.</text:p>
            </text:list-item>
          </text:list>
        </text:list-item>
        <text:list-item>
          <text:p text:style-name="P52"><text:span text:style-name="Strong_20_Emphasis"><text:span text:style-name="T6">¿Por qué utilizar LVM?</text:span></text:span></text:p>
          <text:list>
            <text:list-item>
              <text:p text:style-name="P18">Ideal para quienes necesitan ajustar su espacio de almacenamiento con el tiempo, como servidores o usuarios con muchos datos. Ofrece un gran control sobre el espacio en disco, pero requiere algunos conocimientos de configuración y administración.</text:p>
            </text:list-item>
          </text:list>
        </text:list-item>
      </text:list>
      <text:h text:style-name="P3" text:outline-level="4">SUDO</text:h>
      <text:list xml:id="list1590799338" text:style-name="L32">
        <text:list-item>
          <text:p text:style-name="P53"><text:span text:style-name="Strong_20_Emphasis"><text:span text:style-name="T6">Verifique si sudo está instalado</text:span></text:span><text:span text:style-name="T6"> Verifique la instalación de sudo:</text:span></text:p>
        </text:list-item>
      </text:list>
      <text:p text:style-name="P6">sudo --version</text:p>
      <text:p text:style-name="P9">Este comando mostrará la versión de sudo instalada, indicando que está instalada. Si sudo no está instalado, recibirá un mensaje de error.</text:p>
      <text:list xml:id="list657454215" text:style-name="L33">
        <text:list-item>
          <text:p text:style-name="P54"><text:span text:style-name="Strong_20_Emphasis"><text:span text:style-name="T6">Asignar un nuevo usuario al grupo sudo</text:span></text:span><text:span text:style-name="T6"> En la mayoría de las distribuciones de Linux, los usuarios que forman parte del grupo sudo o wheel pueden usar el comando sudo. Cree un nuevo usuario (si es necesario):</text:span></text:p>
        </text:list-item>
      </text:list>
      <text:p text:style-name="P6">sudo adduser newusername</text:p>
      <text:p text:style-name="P9">Reemplace nuevo nombre de usuario con el nombre de usuario deseado.</text:p>
      <text:p text:style-name="P9">Agregar usuario al grupo sudo: en sistemas Debian/Ubuntu:</text:p>
      <text:p text:style-name="P6">sudo usermod -aG sudo newusername</text:p>
      <text:p text:style-name="P9">En sistemas CentOS/RHEL (el grupo se llama rueda):</text:p>
      <text:p text:style-name="P6">sudo usermod -aG wheel newusername</text:p>
      <text:list xml:id="list1563206427" text:style-name="L34">
        <text:list-item>
          <text:p text:style-name="P55"><text:span text:style-name="Strong_20_Emphasis"><text:span text:style-name="T6">Explique el valor y el funcionamiento de sudo</text:span></text:span><text:span text:style-name="T6"> sudo, abreviatura de SuperUser DO, es un poderoso comando utilizado en sistemas operativos tipo Unix que permite a los usuarios autorizados ejecutar un comando como superusuario u otro usuario, según lo especificado por la política de seguridad, que generalmente se encuentra en /etc/sudoers.</text:span></text:p>
        </text:list-item>
      </text:list>
      <text:p text:style-name="P9">Valor:</text:p>
      <text:list xml:id="list1872565784" text:style-name="L35">
        <text:list-item>
          <text:p text:style-name="P19">Seguridad: sudo proporciona una forma segura de delegar privilegios administrativos sin compartir la contraseña de root.</text:p>
        </text:list-item>
        <text:list-item>
          <text:p text:style-name="P19">Auditabilidad: cada ejecución del comando sudo se registra, lo que permite a los administradores del sistema monitorear el uso de sudo e investigar incidentes.</text:p>
        </text:list-item>
        <text:list-item>
          <text:p text:style-name="P19"><text:soft-page-break/>Flexibilidad: los administradores pueden configurar sudo para otorgar permisos específicos a usuarios específicos en comandos específicos, reduciendo el riesgo de errores o actividades maliciosas.</text:p>
        </text:list-item>
      </text:list>
      <text:p text:style-name="P9">Operación:</text:p>
      <text:list xml:id="list2962948874" text:style-name="L36">
        <text:list-item>
          <text:p text:style-name="P20">Cuando un usuario ejecuta un comando usando sudo, se le solicita que ingrese su propia contraseña. sudo comprueba el archivo /etc/sudoers (o los archivos de configuración vinculados en /etc/sudoers.d/) para ver si el usuario tiene permiso para ejecutar el comando.</text:p>
        </text:list-item>
        <text:list-item>
          <text:p text:style-name="P20">Si está permitido, sudo ejecuta el comando con root o los privilegios del usuario especificado.</text:p>
        </text:list-item>
      </text:list>
      <text:p text:style-name="P24"><text:span text:style-name="Strong_20_Emphasis"><text:span text:style-name="T6">Implementar las reglas</text:span></text:span></text:p>
      <text:p text:style-name="P9">Las reglas se definen en el archivo /etc/sudoers. Se recomienda utilizar visudo para editar para evitar errores de sintaxis.</text:p>
      <text:p text:style-name="P9">Editar /etc/sudoers:</text:p>
      <text:p text:style-name="P6">sudo visudo</text:p>
      <text:p text:style-name="P9">Agregar reglas: por ejemplo, para permitir que el nuevo nombre de usuario ejecute todos los comandos sin contraseña:</text:p>
      <text:p text:style-name="P6">newusername ALL=(ALL) NOPASSWD: ALL</text:p>
      <text:list xml:id="list2235987903" text:style-name="L37">
        <text:list-item>
          <text:p text:style-name="P56"><text:span text:style-name="Strong_20_Emphasis"><text:span text:style-name="T6">Verificar la existencia de la carpeta /var/log/sudo y comprobar el contenido</text:span></text:span></text:p>
        </text:list-item>
      </text:list>
      <text:p text:style-name="P24"><text:span text:style-name="Strong_20_Emphasis"><text:span text:style-name="T6">Compruebe si /var/log/sudo existe</text:span></text:span><text:span text:style-name="T6"> :</text:span></text:p>
      <text:p text:style-name="P6">ls -l /var/log/sudo</text:p>
      <text:p text:style-name="P9">Si el directorio no existe o está interesado en las actividades de sudo, los registros generalmente se encuentran en /var/log/auth.log o /var/log/secure según la distribución.</text:p>
      <text:p text:style-name="P24"><text:span text:style-name="Strong_20_Emphasis"><text:span text:style-name="T6">Consulta el contenido</text:span></text:span><text:span text:style-name="T6"> :</text:span></text:p>
      <text:p text:style-name="P9">Para sistemas que registran actividades de sudo en /var/log/sudo:</text:p>
      <text:p text:style-name="P6">sudo ls /var/log/sudo</text:p>
      <text:p text:style-name="P9">Para Debian/Ubuntu (/var/log/auth.log):</text:p>
      <text:p text:style-name="P6">sudo grep sudo /var/log/auth.log</text:p>
      <text:p text:style-name="P9">Para CentOS/RHEL (/var/log/secure):</text:p>
      <text:p text:style-name="P6">sudo grep sudo /var/log/secure</text:p>
      <text:p text:style-name="P9">Ejecute sudo y vea si la carpeta del archivo /var/log/sudo se ha actualizado</text:p>
      <text:h text:style-name="P3" text:outline-level="4">MONITOREO DE GUIÓN</text:h>
      <text:p text:style-name="P24"><text:span text:style-name="Strong_20_Emphasis"><text:span text:style-name="T6">¿Qué es Crontab?</text:span></text:span></text:p>
      <text:list xml:id="list355701651" text:style-name="L38">
        <text:list-item>
          <text:p text:style-name="P21">Crontab, abreviatura de "cron table", es un archivo de configuración utilizado en sistemas basados ​​en Unix (como Linux) que especifica comandos de shell que se ejecutarán periódicamente según un cronograma establecido. El demonio cron es el servicio en segundo plano que permite la ejecución programada según las configuraciones del crontab. Cada usuario de un sistema puede tener su propio crontab y también hay un crontab para todo el sistema.</text:p>
        </text:list-item>
      </text:list>
      <text:p text:style-name="P9">Las entradas de Crontab constan de un campo de fecha y hora, seguido de un comando a ejecutar. La sintaxis de las entradas de crontab es la siguiente:</text:p>
      <text:p text:style-name="P6">* * * * * command_to_execute</text:p>
      <text:p text:style-name="P7">- - - - -</text:p>
      <text:p text:style-name="P7">| | | | |</text:p>
      <text:p text:style-name="P7">| | | | +----- Day of the week (0 - 7) (Sunday=0 or 7)</text:p>
      <text:p text:style-name="P7">| | | +------- Month (1 - 12)</text:p>
      <text:p text:style-name="P7">| | +--------- Day of the month (1 - 31)</text:p>
      <text:p text:style-name="P7">| +----------- Hour (0 - 23)</text:p>
      <text:p text:style-name="P7">+------------- Minute (0 - 59)</text:p>
      <text:p text:style-name="P9"><text:soft-page-break/>Asegúrese de que este script sea ejecutable ejecutando chmod +x /path/to/monitor.sh.</text:p>
      <text:p text:style-name="P24"><text:span text:style-name="Strong_20_Emphasis"><text:span text:style-name="T6">Programar con Crontab</text:span></text:span></text:p>
      <text:list xml:id="list3698409411" text:style-name="L39">
        <text:list-item>
          <text:p text:style-name="P22">Para programar este script para que se ejecute cada 10 minutos desde que se inicia el servidor, en realidad lo programa para que se ejecute cada 10 minutos de forma continua, ya que el servicio cron no admite directamente la programación "desde que se inicia el servidor". En cambio, los trabajos cron se programan según el tiempo.</text:p>
        </text:list-item>
      </text:list>
      <text:p text:style-name="P9">Edite el Crontab para su usuario: abra su crontab para editarlo ejecutando:</text:p>
      <text:p text:style-name="P6">crontab -e</text:p>
      <text:p text:style-name="P9">Agregue una nueva entrada: agregue la siguiente línea para ejecutar su script cada 10 minutos:</text:p>
      <text:p text:style-name="P6">*/10 * * * * /path/to/monitor.sh</text:p>
      <text:p text:style-name="P9">Esto le dice al demonio cron que ejecute monitor.sh cada 10 minutos de cada hora, todos los días.</text:p>
      <text:p text:style-name="P9">Guardar y salir: después de agregar la línea, guarde el archivo y salga del editor. El servicio cron seleccionará automáticamente este nuevo trabajo y comenzará a ejecutarlo en el intervalo especificado.</text:p>
      <text:p text:style-name="P24"><text:span text:style-name="Strong_20_Emphasis"><text:span text:style-name="T6">Verificar la entrada de Crontab</text:span></text:span><text:span text:style-name="T6"> Para verificar que su entrada de crontab esté configurada correctamente, puede enumerar las entradas de crontab de su usuario actual con:</text:span></text:p>
      <text:p text:style-name="P6">crontab -l</text:p>
      <text:p text:style-name="P9">Este comando mostrará todas las entradas de crontab para el usuario actual, donde debería ver la línea recién agregada para monitor.sh.</text:p>
      <text:h text:style-name="P2" text:outline-level="3">Parte extra</text:h>
      <text:h text:style-name="P3" text:outline-level="4">Configurar particiones</text:h>
      <text:p text:style-name="P6">lsblk</text:p>
      <text:h text:style-name="P3" text:outline-level="4">Configuración de WordPress</text:h>
      <text:p text:style-name="P6">localhost 80</text:p>
      <text:h text:style-name="P3" text:outline-level="4">Servidor de libre elección</text:h>
      <text:p text:style-name="P6">localhost 7080</text:p>
      <text:p text:style-name="P7">localhost 8088</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480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2:38:58.298824459</meta:creation-date>
    <dc:date>2024-06-27T12:41:01.588928725</dc:date>
    <meta:editing-duration>PT2M5S</meta:editing-duration>
    <meta:editing-cycles>1</meta:editing-cycles>
    <meta:document-statistic meta:table-count="0" meta:image-count="0" meta:object-count="0" meta:page-count="12" meta:paragraph-count="311" meta:word-count="5471" meta:character-count="34587" meta:non-whitespace-character-count="29531"/>
    <meta:generator>LibreOffice/7.3.7.2$Linux_X86_64 LibreOffice_project/30$Build-2</meta:generator>
  </office:meta>
</office:document-meta>
</file>